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31.1pt"/>
    </style:style>
    <style:style style:name="co10" style:family="table-column">
      <style:table-column-properties fo:break-before="auto" style:column-width="58.11pt"/>
    </style:style>
    <style:style style:name="co11" style:family="table-column">
      <style:table-column-properties fo:break-before="auto" style:column-width="28.01pt"/>
    </style:style>
    <style:style style:name="co12" style:family="table-column">
      <style:table-column-properties fo:break-before="auto" style:column-width="17.2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63.5pt"/>
    </style:style>
    <style:style style:name="co15" style:family="table-column">
      <style:table-column-properties fo:break-before="auto" style:column-width="76.65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xnca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row table:style-name="ro1">
          <table:table-cell office:value-type="string" calcext:value-type="string">
            <text:p>mm0</text:p>
          </table:table-cell>
          <table:table-cell office:value-type="string" calcext:value-type="string">
            <text:p>unsuperseded</text:p>
          </table:table-cell>
          <table:table-cell office:value-type="string" calcext:value-type="string">
            <text:p>superseded</text:p>
          </table:table-cell>
          <table:table-cell office:value-type="string" calcext:value-type="string">
            <text:p>inspct</text:p>
          </table:table-cell>
          <table:table-cell office:value-type="string" calcext:value-type="string">
            <text:p>action1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repudns</text:p>
          </table:table-cell>
          <table:table-cell office:value-type="string" calcext:value-type="string">
            <text:p>enqrs</text:p>
          </table:table-cell>
          <table:table-cell office:value-type="string" calcext:value-type="string">
            <text:p>enqs</text:p>
          </table:table-cell>
          <table:table-cell office:value-type="string" calcext:value-type="string">
            <text:p>mm1</text:p>
          </table:table-cell>
          <table:table-cell table:style-name="Default" office:value-type="string" calcext:value-type="string">
            <text:p>dt0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dtmax</text:p>
          </table:table-cell>
          <table:table-cell office:value-type="string" calcext:value-type="string">
            <text:p>dtmin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dunsuperseded</text:p>
          </table:table-cell>
          <table:table-cell office:value-type="string" calcext:value-type="string">
            <text:p>dsuperseded</text:p>
          </table:table-cell>
          <table:table-cell office:value-type="string" calcext:value-type="string">
            <text:p>dinspct</text:p>
          </table:table-cell>
          <table:table-cell office:value-type="string" calcext:value-type="string">
            <text:p>daction1</text:p>
          </table:table-cell>
          <table:table-cell office:value-type="string" calcext:value-type="string">
            <text:p>dclaims</text:p>
          </table:table-cell>
          <table:table-cell office:value-type="string" calcext:value-type="string">
            <text:p>drepudns</text:p>
          </table:table-cell>
          <table:table-cell office:value-type="string" calcext:value-type="string">
            <text:p>denqrs</text:p>
          </table:table-cell>
          <table:table-cell office:value-type="string" calcext:value-type="string">
            <text:p>denqs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 office:value-type="float" office:value="1372" calcext:value-type="float">
            <text:p>1372</text:p>
          </table:table-cell>
          <table:table-cell office:value-type="float" office:value="83" calcext:value-type="float">
            <text:p>83</text:p>
          </table:table-cell>
          <table:table-cell office:value-type="float" office:value="231" calcext:value-type="float">
            <text:p>231</text:p>
          </table:table-cell>
          <table:table-cell office:value-type="float" office:value="1549" calcext:value-type="float">
            <text:p>1549</text:p>
          </table:table-cell>
          <table:table-cell office:value-type="float" office:value="3708" calcext:value-type="float">
            <text:p>3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31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9.8" calcext:value-type="float">
            <text:p>39.8</text:p>
          </table:table-cell>
          <table:table-cell office:value-type="float" office:value="-0.2839506" calcext:value-type="float">
            <text:p>-0.2839506</text:p>
          </table:table-cell>
          <table:table-cell office:value-type="float" office:value="-0.7619048" calcext:value-type="float">
            <text:p>-0.7619048</text:p>
          </table:table-cell>
          <table:table-cell office:value-type="float" office:value="-0.5926305" calcext:value-type="float">
            <text:p>-0.5926305</text:p>
          </table:table-cell>
          <table:table-cell office:value-type="float" office:value="0.6" calcext:value-type="float">
            <text:p>0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 office:value-type="float" office:value="1585" calcext:value-type="float">
            <text:p>1585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2218" calcext:value-type="float">
            <text:p>2218</text:p>
          </table:table-cell>
          <table:table-cell office:value-type="float" office:value="3139" calcext:value-type="float">
            <text:p>3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2-28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19.6" calcext:value-type="float">
            <text:p>19.6</text:p>
          </table:table-cell>
          <table:table-cell office:value-type="float" office:value="0.03448272" calcext:value-type="float">
            <text:p>0.03448272</text:p>
          </table:table-cell>
          <table:table-cell office:value-type="float" office:value="0.2" calcext:value-type="float">
            <text:p>0.2</text:p>
          </table:table-cell>
          <table:table-cell office:value-type="float" office:value="-0.5075377" calcext:value-type="float">
            <text:p>-0.5075377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1118012" calcext:value-type="float">
            <text:p>0.1118012</text:p>
          </table:table-cell>
          <table:table-cell office:value-type="float" office:value="0.1552478" calcext:value-type="float">
            <text:p>0.1552478</text:p>
          </table:table-cell>
          <table:table-cell office:value-type="float" office:value="-0.2409639" calcext:value-type="float">
            <text:p>-0.2409639</text:p>
          </table:table-cell>
          <table:table-cell office:value-type="float" office:value="0.06493506" calcext:value-type="float">
            <text:p>0.06493506</text:p>
          </table:table-cell>
          <table:table-cell office:value-type="float" office:value="0.4318915" calcext:value-type="float">
            <text:p>0.4318915</text:p>
          </table:table-cell>
          <table:table-cell office:value-type="float" office:value="-0.153452" calcext:value-type="float">
            <text:p>-0.153452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57" calcext:value-type="float">
            <text:p>2557</text:p>
          </table:table-cell>
          <table:table-cell office:value-type="float" office:value="1895" calcext:value-type="float">
            <text:p>189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1267" calcext:value-type="float">
            <text:p>1267</text:p>
          </table:table-cell>
          <table:table-cell office:value-type="float" office:value="2197" calcext:value-type="float">
            <text:p>2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3-3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38.6" calcext:value-type="float">
            <text:p>38.6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-0.8333333" calcext:value-type="float">
            <text:p>-0.8333333</text:p>
          </table:table-cell>
          <table:table-cell office:value-type="float" office:value="0.9693876" calcext:value-type="float">
            <text:p>0.9693876</text:p>
          </table:table-cell>
          <table:table-cell office:value-type="float" office:value="0.7777778" calcext:value-type="float">
            <text:p>0.777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04097" calcext:value-type="float">
            <text:p>0.1904097</text:p>
          </table:table-cell>
          <table:table-cell office:value-type="float" office:value="0.1955836" calcext:value-type="float">
            <text:p>0.1955836</text:p>
          </table:table-cell>
          <table:table-cell office:value-type="float" office:value="-0.3650794" calcext:value-type="float">
            <text:p>-0.3650794</text:p>
          </table:table-cell>
          <table:table-cell office:value-type="float" office:value="-0.5325203" calcext:value-type="float">
            <text:p>-0.5325203</text:p>
          </table:table-cell>
          <table:table-cell office:value-type="float" office:value="-0.4287647" calcext:value-type="float">
            <text:p>-0.4287647</text:p>
          </table:table-cell>
          <table:table-cell office:value-type="float" office:value="-0.3000956" calcext:value-type="float">
            <text:p>-0.3000956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97" calcext:value-type="float">
            <text:p>2197</text:p>
          </table:table-cell>
          <table:table-cell office:value-type="float" office:value="1722" calcext:value-type="float">
            <text:p>1722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1981" calcext:value-type="float">
            <text:p>1981</text:p>
          </table:table-cell>
          <table:table-cell office:value-type="float" office:value="2444" calcext:value-type="float">
            <text:p>24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4-30</text:p>
          </table:table-cell>
          <table:table-cell office:value-type="float" office:value="13.2" calcext:value-type="float">
            <text:p>13.2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26.4" calcext:value-type="float">
            <text:p>26.4</text:p>
          </table:table-cell>
          <table:table-cell office:value-type="float" office:value="1.129032" calcext:value-type="float">
            <text:p>1.129032</text:p>
          </table:table-cell>
          <table:table-cell office:value-type="float" office:value="33" calcext:value-type="float">
            <text:p>33</text:p>
          </table:table-cell>
          <table:table-cell office:value-type="float" office:value="-0.3160622" calcext:value-type="float">
            <text:p>-0.3160622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0.1666667" calcext:value-type="float">
            <text:p>0.1666667</text:p>
          </table:table-cell>
          <table:table-cell office:value-type="float" office:value="0" calcext:value-type="float">
            <text:p>0</text:p>
          </table:table-cell>
          <table:table-cell office:value-type="float" office:value="-0.14079" calcext:value-type="float">
            <text:p>-0.14079</text:p>
          </table:table-cell>
          <table:table-cell office:value-type="float" office:value="-0.09129288" calcext:value-type="float">
            <text:p>-0.09129288</text:p>
          </table:table-cell>
          <table:table-cell office:value-type="float" office:value="-0.45" calcext:value-type="float">
            <text:p>-0.45</text:p>
          </table:table-cell>
          <table:table-cell office:value-type="float" office:value="-0.4" calcext:value-type="float">
            <text:p>-0.4</text:p>
          </table:table-cell>
          <table:table-cell office:value-type="float" office:value="0.5635359" calcext:value-type="float">
            <text:p>0.5635359</text:p>
          </table:table-cell>
          <table:table-cell office:value-type="float" office:value="0.112426" calcext:value-type="float">
            <text:p>0.112426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1636" calcext:value-type="float">
            <text:p>163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678" calcext:value-type="float">
            <text:p>1678</text:p>
          </table:table-cell>
          <table:table-cell office:value-type="float" office:value="1847" calcext:value-type="float">
            <text:p>1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3-05-31</text:p>
          </table:table-cell>
          <table:table-cell office:value-type="float" office:value="15.9" calcext:value-type="float">
            <text:p>15.9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045454" calcext:value-type="float">
            <text:p>0.2045454</text:p>
          </table:table-cell>
          <table:table-cell office:value-type="float" office:value="0.7941176" calcext:value-type="float">
            <text:p>0.7941176</text:p>
          </table:table-cell>
          <table:table-cell office:value-type="float" office:value="0.969697" calcext:value-type="float">
            <text:p>0.969697</text:p>
          </table:table-cell>
          <table:table-cell office:value-type="float" office:value="-0.9090909" calcext:value-type="float">
            <text:p>-0.9090909</text:p>
          </table:table-cell>
          <table:table-cell office:value-type="float" office:value="0.4285714" calcext:value-type="float">
            <text:p>0.4285714</text:p>
          </table:table-cell>
          <table:table-cell office:value-type="float" office:value="-1" calcext:value-type="float">
            <text:p>-1</text:p>
          </table:table-cell>
          <table:table-cell office:value-type="float" office:value="-0.00591716" calcext:value-type="float">
            <text:p>-0.00591716</text:p>
          </table:table-cell>
          <table:table-cell office:value-type="float" office:value="-0.04994193" calcext:value-type="float">
            <text:p>-0.04994193</text:p>
          </table:table-cell>
          <table:table-cell office:value-type="float" office:value="-0.3181818" calcext:value-type="float">
            <text:p>-0.3181818</text:p>
          </table:table-cell>
          <table:table-cell office:value-type="float" office:value="-0.04347826" calcext:value-type="float">
            <text:p>-0.04347826</text:p>
          </table:table-cell>
          <table:table-cell office:value-type="float" office:value="-0.1529531" calcext:value-type="float">
            <text:p>-0.1529531</text:p>
          </table:table-cell>
          <table:table-cell office:value-type="float" office:value="-0.2442717" calcext:value-type="float">
            <text:p>-0.2442717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12" calcext:value-type="float">
            <text:p>2612</text:p>
          </table:table-cell>
          <table:table-cell office:value-type="float" office:value="1921" calcext:value-type="float">
            <text:p>192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735" calcext:value-type="float">
            <text:p>2735</text:p>
          </table:table-cell>
          <table:table-cell office:value-type="float" office:value="3036" calcext:value-type="float">
            <text:p>30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3-06-30</text:p>
          </table:table-cell>
          <table:table-cell office:value-type="float" office:value="19.2" calcext:value-type="float">
            <text:p>19.2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.2075472" calcext:value-type="float">
            <text:p>0.2075472</text:p>
          </table:table-cell>
          <table:table-cell office:value-type="float" office:value="0.5901639" calcext:value-type="float">
            <text:p>0.5901639</text:p>
          </table:table-cell>
          <table:table-cell office:value-type="float" office:value="-0.7269231" calcext:value-type="float">
            <text:p>-0.7269231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float" office:value="0.1959707" calcext:value-type="float">
            <text:p>0.1959707</text:p>
          </table:table-cell>
          <table:table-cell office:value-type="float" office:value="0.1742054" calcext:value-type="float">
            <text:p>0.1742054</text:p>
          </table:table-cell>
          <table:table-cell office:value-type="float" office:value="-0.2" calcext:value-type="float">
            <text:p>-0.2</text:p>
          </table:table-cell>
          <table:table-cell office:value-type="float" office:value="-0.2424242" calcext:value-type="float">
            <text:p>-0.2424242</text:p>
          </table:table-cell>
          <table:table-cell office:value-type="float" office:value="0.6299166" calcext:value-type="float">
            <text:p>0.6299166</text:p>
          </table:table-cell>
          <table:table-cell office:value-type="float" office:value="0.6437466" calcext:value-type="float">
            <text:p>0.6437466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 office:value-type="float" office:value="1379" calcext:value-type="float">
            <text:p>137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06" calcext:value-type="float">
            <text:p>506</text:p>
          </table:table-cell>
          <table:table-cell office:value-type="float" office:value="747" calcext:value-type="float">
            <text:p>7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3-07-31</text:p>
          </table:table-cell>
          <table:table-cell office:value-type="float" office:value="25.1" calcext:value-type="float">
            <text:p>25.1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3072916" calcext:value-type="float">
            <text:p>0.3072916</text:p>
          </table:table-cell>
          <table:table-cell office:value-type="float" office:value="0.3195877" calcext:value-type="float">
            <text:p>0.3195877</text:p>
          </table:table-cell>
          <table:table-cell office:value-type="float" office:value="1.309859" calcext:value-type="float">
            <text:p>1.309859</text:p>
          </table:table-cell>
          <table:table-cell office:value-type="float" office:value="0" calcext:value-type="float">
            <text:p>0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0" calcext:value-type="float">
            <text:p>0</text:p>
          </table:table-cell>
          <table:table-cell office:value-type="float" office:value="-0.3074273" calcext:value-type="float">
            <text:p>-0.3074273</text:p>
          </table:table-cell>
          <table:table-cell office:value-type="float" office:value="-0.2821447" calcext:value-type="float">
            <text:p>-0.2821447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8149909" calcext:value-type="float">
            <text:p>-0.8149909</text:p>
          </table:table-cell>
          <table:table-cell office:value-type="float" office:value="-0.7539526" calcext:value-type="float">
            <text:p>-0.7539526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 office:value-type="float" office:value="1590" calcext:value-type="float">
            <text:p>159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35" calcext:value-type="float">
            <text:p>435</text:p>
          </table:table-cell>
          <table:table-cell office:value-type="float" office:value="626" calcext:value-type="float">
            <text:p>6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3-08-31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office:value-type="float" office:value="-0.06374503" calcext:value-type="float">
            <text:p>-0.06374503</text:p>
          </table:table-cell>
          <table:table-cell office:value-type="float" office:value="0.01562498" calcext:value-type="float">
            <text:p>0.01562498</text:p>
          </table:table-cell>
          <table:table-cell office:value-type="float" office:value="0.4695123" calcext:value-type="float">
            <text:p>0.4695123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office:value-type="float" office:value="0.1763405" calcext:value-type="float">
            <text:p>0.1763405</text:p>
          </table:table-cell>
          <table:table-cell office:value-type="float" office:value="0.1530094" calcext:value-type="float">
            <text:p>0.1530094</text:p>
          </table:table-cell>
          <table:table-cell office:value-type="float" office:value="0.9166667" calcext:value-type="float">
            <text:p>0.9166667</text:p>
          </table:table-cell>
          <table:table-cell office:value-type="float" office:value="0" calcext:value-type="float">
            <text:p>0</text:p>
          </table:table-cell>
          <table:table-cell office:value-type="float" office:value="-0.1403162" calcext:value-type="float">
            <text:p>-0.1403162</text:p>
          </table:table-cell>
          <table:table-cell office:value-type="float" office:value="-0.1619813" calcext:value-type="float">
            <text:p>-0.1619813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1688" calcext:value-type="float">
            <text:p>168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9" calcext:value-type="float">
            <text:p>429</text:p>
          </table:table-cell>
          <table:table-cell office:value-type="float" office:value="592" calcext:value-type="float">
            <text:p>5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3-09-3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.8" calcext:value-type="float">
            <text:p>34.8</text:p>
          </table:table-cell>
          <table:table-cell office:value-type="float" office:value="-0.1914894" calcext:value-type="float">
            <text:p>-0.1914894</text:p>
          </table:table-cell>
          <table:table-cell office:value-type="float" office:value="-0.2307692" calcext:value-type="float">
            <text:p>-0.2307692</text:p>
          </table:table-cell>
          <table:table-cell office:value-type="float" office:value="-0.2780083" calcext:value-type="float">
            <text:p>-0.2780083</text:p>
          </table:table-cell>
          <table:table-cell office:value-type="float" office:value="0" calcext:value-type="float">
            <text:p>0</text:p>
          </table:table-cell>
          <table:table-cell office:value-type="float" office:value="-0.1428571" calcext:value-type="float">
            <text:p>-0.1428571</text:p>
          </table:table-cell>
          <table:table-cell office:value-type="float" office:value="0" calcext:value-type="float">
            <text:p>0</text:p>
          </table:table-cell>
          <table:table-cell office:value-type="float" office:value="0.1734023" calcext:value-type="float">
            <text:p>0.1734023</text:p>
          </table:table-cell>
          <table:table-cell office:value-type="float" office:value="0.06163522" calcext:value-type="float">
            <text:p>0.06163522</text:p>
          </table:table-cell>
          <table:table-cell office:value-type="float" office:value="-0.4782609" calcext:value-type="float">
            <text:p>-0.4782609</text:p>
          </table:table-cell>
          <table:table-cell office:value-type="float" office:value="0.08510638" calcext:value-type="float">
            <text:p>0.08510638</text:p>
          </table:table-cell>
          <table:table-cell office:value-type="float" office:value="-0.0137931" calcext:value-type="float">
            <text:p>-0.0137931</text:p>
          </table:table-cell>
          <table:table-cell office:value-type="float" office:value="-0.0543131" calcext:value-type="float">
            <text:p>-0.0543131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477" calcext:value-type="float">
            <text:p>477</text:p>
          </table:table-cell>
          <table:table-cell office:value-type="float" office:value="642" calcext:value-type="float">
            <text:p>6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3-10-31</text:p>
          </table:table-cell>
          <table:table-cell office:value-type="float" office:value="16.2" calcext:value-type="float">
            <text:p>16.2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-0.1473684" calcext:value-type="float">
            <text:p>-0.1473684</text:p>
          </table:table-cell>
          <table:table-cell office:value-type="float" office:value="-0.01999998" calcext:value-type="float">
            <text:p>-0.01999998</text:p>
          </table:table-cell>
          <table:table-cell office:value-type="float" office:value="1.247126" calcext:value-type="float">
            <text:p>1.247126</text:p>
          </table:table-cell>
          <table:table-cell office:value-type="float" office:value="0" calcext:value-type="float">
            <text:p>0</text:p>
          </table:table-cell>
          <table:table-cell office:value-type="float" office:value="-0.3333333" calcext:value-type="float">
            <text:p>-0.3333333</text:p>
          </table:table-cell>
          <table:table-cell office:value-type="float" office:value="0" calcext:value-type="float">
            <text:p>0</text:p>
          </table:table-cell>
          <table:table-cell office:value-type="float" office:value="-0.03844614" calcext:value-type="float">
            <text:p>-0.03844614</text:p>
          </table:table-cell>
          <table:table-cell office:value-type="float" office:value="-0.1356635" calcext:value-type="float">
            <text:p>-0.1356635</text:p>
          </table:table-cell>
          <table:table-cell office:value-type="float" office:value="1" calcext:value-type="float">
            <text:p>1</text:p>
          </table:table-cell>
          <table:table-cell office:value-type="float" office:value="0.3529412" calcext:value-type="float">
            <text:p>0.3529412</text:p>
          </table:table-cell>
          <table:table-cell office:value-type="float" office:value="0.1118881" calcext:value-type="float">
            <text:p>0.1118881</text:p>
          </table:table-cell>
          <table:table-cell office:value-type="float" office:value="0.08445946" calcext:value-type="float">
            <text:p>0.08445946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83" calcext:value-type="float">
            <text:p>2483</text:p>
          </table:table-cell>
          <table:table-cell office:value-type="float" office:value="1420" calcext:value-type="float">
            <text:p>142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765" calcext:value-type="float">
            <text:p>765</text:p>
          </table:table-cell>
          <table:table-cell office:value-type="float" office:value="994" calcext:value-type="float">
            <text:p>9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3-11-30</text:p>
          </table:table-cell>
          <table:table-cell office:value-type="float" office:value="9.6" calcext:value-type="float">
            <text:p>9.6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40.2" calcext:value-type="float">
            <text:p>40.2</text:p>
          </table:table-cell>
          <table:table-cell office:value-type="float" office:value="-0.4074074" calcext:value-type="float">
            <text:p>-0.4074074</text:p>
          </table:table-cell>
          <table:table-cell office:value-type="float" office:value="-0.622449" calcext:value-type="float">
            <text:p>-0.622449</text:p>
          </table:table-cell>
          <table:table-cell office:value-type="float" office:value="-0.4859335" calcext:value-type="float">
            <text:p>-0.48593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415244" calcext:value-type="float">
            <text:p>0.03415244</text:p>
          </table:table-cell>
          <table:table-cell office:value-type="float" office:value="-0.02673064" calcext:value-type="float">
            <text:p>-0.02673064</text:p>
          </table:table-cell>
          <table:table-cell office:value-type="float" office:value="-0.3333333" calcext:value-type="float">
            <text:p>-0.3333333</text:p>
          </table:table-cell>
          <table:table-cell office:value-type="float" office:value="0.1884058" calcext:value-type="float">
            <text:p>0.1884058</text:p>
          </table:table-cell>
          <table:table-cell office:value-type="float" office:value="0.6037736" calcext:value-type="float">
            <text:p>0.6037736</text:p>
          </table:table-cell>
          <table:table-cell office:value-type="float" office:value="0.5482866" calcext:value-type="float">
            <text:p>0.5482866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 office:value-type="float" office:value="1595" calcext:value-type="float">
            <text:p>1595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477" calcext:value-type="float">
            <text:p>477</text:p>
          </table:table-cell>
          <table:table-cell office:value-type="float" office:value="709" calcext:value-type="float">
            <text:p>7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3-12-31</text:p>
          </table:table-cell>
          <table:table-cell office:value-type="float" office:value="9.7" calcext:value-type="float">
            <text:p>9.7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1041661" calcext:value-type="float">
            <text:p>0.01041661</text:p>
          </table:table-cell>
          <table:table-cell office:value-type="float" office:value="-0.1621622" calcext:value-type="float">
            <text:p>-0.1621622</text:p>
          </table:table-cell>
          <table:table-cell office:value-type="float" office:value="-0.1044776" calcext:value-type="float">
            <text:p>-0.1044776</text:p>
          </table:table-cell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-0.04430125" calcext:value-type="float">
            <text:p>-0.04430125</text:p>
          </table:table-cell>
          <table:table-cell office:value-type="float" office:value="0.1232394" calcext:value-type="float">
            <text:p>0.12323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878049" calcext:value-type="float">
            <text:p>0.4878049</text:p>
          </table:table-cell>
          <table:table-cell office:value-type="float" office:value="-0.3764706" calcext:value-type="float">
            <text:p>-0.3764706</text:p>
          </table:table-cell>
          <table:table-cell office:value-type="float" office:value="-0.2867203" calcext:value-type="float">
            <text:p>-0.2867203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62" calcext:value-type="float">
            <text:p>2462</text:p>
          </table:table-cell>
          <table:table-cell office:value-type="float" office:value="1454" calcext:value-type="float">
            <text:p>1454</text:p>
          </table:table-cell>
          <table:table-cell office:value-type="float" office:value="77" calcext:value-type="float">
            <text:p>77</text:p>
          </table:table-cell>
          <table:table-cell office:value-type="float" office:value="328" calcext:value-type="float">
            <text:p>328</text:p>
          </table:table-cell>
          <table:table-cell office:value-type="float" office:value="2384" calcext:value-type="float">
            <text:p>2384</text:p>
          </table:table-cell>
          <table:table-cell office:value-type="float" office:value="3585" calcext:value-type="float">
            <text:p>3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31</text:p>
          </table:table-cell>
          <table:table-cell office:value-type="float" office:value="9.2" calcext:value-type="float">
            <text:p>9.2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103.6" calcext:value-type="float">
            <text:p>103.6</text:p>
          </table:table-cell>
          <table:table-cell office:value-type="float" office:value="-0.05154639" calcext:value-type="float">
            <text:p>-0.05154639</text:p>
          </table:table-cell>
          <table:table-cell office:value-type="float" office:value="0" calcext:value-type="float">
            <text:p>0</text:p>
          </table:table-cell>
          <table:table-cell office:value-type="float" office:value="1.877778" calcext:value-type="float">
            <text:p>1.877778</text:p>
          </table:table-cell>
          <table:table-cell office:value-type="float" office:value="3" calcext:value-type="float">
            <text:p>3</text:p>
          </table:table-cell>
          <table:table-cell office:value-type="float" office:value="-0.1111111" calcext:value-type="float">
            <text:p>-0.1111111</text:p>
          </table:table-cell>
          <table:table-cell office:value-type="float" office:value="0" calcext:value-type="float">
            <text:p>0</text:p>
          </table:table-cell>
          <table:table-cell office:value-type="float" office:value="0.03750527" calcext:value-type="float">
            <text:p>0.03750527</text:p>
          </table:table-cell>
          <table:table-cell office:value-type="float" office:value="-0.08840125" calcext:value-type="float">
            <text:p>-0.08840125</text:p>
          </table:table-cell>
          <table:table-cell office:value-type="float" office:value="1.655172" calcext:value-type="float">
            <text:p>1.655172</text:p>
          </table:table-cell>
          <table:table-cell office:value-type="float" office:value="1.688525" calcext:value-type="float">
            <text:p>1.688525</text:p>
          </table:table-cell>
          <table:table-cell office:value-type="float" office:value="3.997904" calcext:value-type="float">
            <text:p>3.997904</text:p>
          </table:table-cell>
          <table:table-cell office:value-type="float" office:value="4.056417" calcext:value-type="float">
            <text:p>4.056417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85" calcext:value-type="float">
            <text:p>2785</text:p>
          </table:table-cell>
          <table:table-cell office:value-type="float" office:value="1784" calcext:value-type="float">
            <text:p>1784</text:p>
          </table:table-cell>
          <table:table-cell office:value-type="float" office:value="108" calcext:value-type="float">
            <text:p>108</text:p>
          </table:table-cell>
          <table:table-cell office:value-type="float" office:value="308" calcext:value-type="float">
            <text:p>308</text:p>
          </table:table-cell>
          <table:table-cell office:value-type="float" office:value="2801" calcext:value-type="float">
            <text:p>2801</text:p>
          </table:table-cell>
          <table:table-cell office:value-type="float" office:value="4308" calcext:value-type="float">
            <text:p>4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2-28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0.06521743" calcext:value-type="float">
            <text:p>0.06521743</text:p>
          </table:table-cell>
          <table:table-cell office:value-type="float" office:value="0.2258065" calcext:value-type="float">
            <text:p>0.2258065</text:p>
          </table:table-cell>
          <table:table-cell office:value-type="float" office:value="-0.4092664" calcext:value-type="float">
            <text:p>-0.409266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0.1311942" calcext:value-type="float">
            <text:p>0.1311942</text:p>
          </table:table-cell>
          <table:table-cell office:value-type="float" office:value="0.2269601" calcext:value-type="float">
            <text:p>0.2269601</text:p>
          </table:table-cell>
          <table:table-cell office:value-type="float" office:value="0.4025974" calcext:value-type="float">
            <text:p>0.4025974</text:p>
          </table:table-cell>
          <table:table-cell office:value-type="float" office:value="-0.06097561" calcext:value-type="float">
            <text:p>-0.06097561</text:p>
          </table:table-cell>
          <table:table-cell office:value-type="float" office:value="0.1749161" calcext:value-type="float">
            <text:p>0.1749161</text:p>
          </table:table-cell>
          <table:table-cell office:value-type="float" office:value="0.2016736" calcext:value-type="float">
            <text:p>0.2016736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02" calcext:value-type="float">
            <text:p>3502</text:p>
          </table:table-cell>
          <table:table-cell office:value-type="float" office:value="2123" calcext:value-type="float">
            <text:p>212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931" calcext:value-type="float">
            <text:p>1931</text:p>
          </table:table-cell>
          <table:table-cell office:value-type="float" office:value="2859" calcext:value-type="float">
            <text:p>2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3-31</text:p>
          </table:table-cell>
          <table:table-cell office:value-type="float" office:value="13.4" calcext:value-type="float">
            <text:p>13.4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17.4" calcext:value-type="float">
            <text:p>17.4</text:p>
          </table:table-cell>
          <table:table-cell office:value-type="float" office:value="0.3673469" calcext:value-type="float">
            <text:p>0.3673469</text:p>
          </table:table-cell>
          <table:table-cell office:value-type="float" office:value="-0.1052631" calcext:value-type="float">
            <text:p>-0.1052631</text:p>
          </table:table-cell>
          <table:table-cell office:value-type="float" office:value="-0.7156863" calcext:value-type="float">
            <text:p>-0.7156863</text:p>
          </table:table-cell>
          <table:table-cell office:value-type="float" office:value="1" calcext:value-type="float">
            <text:p>1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0" calcext:value-type="float">
            <text:p>0</text:p>
          </table:table-cell>
          <table:table-cell office:value-type="float" office:value="0.2574506" calcext:value-type="float">
            <text:p>0.2574506</text:p>
          </table:table-cell>
          <table:table-cell office:value-type="float" office:value="0.1900224" calcext:value-type="float">
            <text:p>0.1900224</text:p>
          </table:table-cell>
          <table:table-cell office:value-type="float" office:value="-0.6574074" calcext:value-type="float">
            <text:p>-0.6574074</text:p>
          </table:table-cell>
          <table:table-cell office:value-type="float" office:value="-0.487013" calcext:value-type="float">
            <text:p>-0.487013</text:p>
          </table:table-cell>
          <table:table-cell office:value-type="float" office:value="-0.3106034" calcext:value-type="float">
            <text:p>-0.3106034</text:p>
          </table:table-cell>
          <table:table-cell office:value-type="float" office:value="-0.336351" calcext:value-type="float">
            <text:p>-0.336351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10" calcext:value-type="float">
            <text:p>2710</text:p>
          </table:table-cell>
          <table:table-cell office:value-type="float" office:value="1711" calcext:value-type="float">
            <text:p>171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108" calcext:value-type="float">
            <text:p>1108</text:p>
          </table:table-cell>
          <table:table-cell office:value-type="float" office:value="1595" calcext:value-type="float">
            <text:p>15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4-30</text:p>
          </table:table-cell>
          <table:table-cell office:value-type="float" office:value="15.9" calcext:value-type="float">
            <text:p>15.9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0.1865672" calcext:value-type="float">
            <text:p>0.1865672</text:p>
          </table:table-cell>
          <table:table-cell office:value-type="float" office:value="0.8529412" calcext:value-type="float">
            <text:p>0.8529412</text:p>
          </table:table-cell>
          <table:table-cell office:value-type="float" office:value="-0.2068965" calcext:value-type="float">
            <text:p>-0.2068965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2261565" calcext:value-type="float">
            <text:p>-0.2261565</text:p>
          </table:table-cell>
          <table:table-cell office:value-type="float" office:value="-0.194065" calcext:value-type="float">
            <text:p>-0.194065</text:p>
          </table:table-cell>
          <table:table-cell office:value-type="float" office:value="-0.4324324" calcext:value-type="float">
            <text:p>-0.4324324</text:p>
          </table:table-cell>
          <table:table-cell office:value-type="float" office:value="-0.6329114" calcext:value-type="float">
            <text:p>-0.6329114</text:p>
          </table:table-cell>
          <table:table-cell office:value-type="float" office:value="-0.426204" calcext:value-type="float">
            <text:p>-0.426204</text:p>
          </table:table-cell>
          <table:table-cell office:value-type="float" office:value="-0.4421126" calcext:value-type="float">
            <text:p>-0.4421126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14" calcext:value-type="float">
            <text:p>2714</text:p>
          </table:table-cell>
          <table:table-cell office:value-type="float" office:value="1748" calcext:value-type="float">
            <text:p>1748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87" calcext:value-type="float">
            <text:p>687</text:p>
          </table:table-cell>
          <table:table-cell office:value-type="float" office:value="1012" calcext:value-type="float">
            <text:p>1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5-31</text:p>
          </table:table-cell>
          <table:table-cell office:value-type="float" office:value="17.7" calcext:value-type="float">
            <text:p>17.7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0.1132076" calcext:value-type="float">
            <text:p>0.1132076</text:p>
          </table:table-cell>
          <table:table-cell office:value-type="float" office:value="0.3809523" calcext:value-type="float">
            <text:p>0.3809523</text:p>
          </table:table-cell>
          <table:table-cell office:value-type="float" office:value="5.130434" calcext:value-type="float">
            <text:p>5.13043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76015" calcext:value-type="float">
            <text:p>0.001476015</text:p>
          </table:table-cell>
          <table:table-cell office:value-type="float" office:value="0.02162478" calcext:value-type="float">
            <text:p>0.02162478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-0.06896552" calcext:value-type="float">
            <text:p>-0.06896552</text:p>
          </table:table-cell>
          <table:table-cell office:value-type="float" office:value="-0.3799639" calcext:value-type="float">
            <text:p>-0.3799639</text:p>
          </table:table-cell>
          <table:table-cell office:value-type="float" office:value="-0.3655172" calcext:value-type="float">
            <text:p>-0.3655172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1826" calcext:value-type="float">
            <text:p>1826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19" calcext:value-type="float">
            <text:p>619</text:p>
          </table:table-cell>
          <table:table-cell office:value-type="float" office:value="989" calcext:value-type="float">
            <text:p>9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6-30</text:p>
          </table:table-cell>
          <table:table-cell office:value-type="float" office:value="20.8" calcext:value-type="float">
            <text:p>20.8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.4</text:p>
          </table:table-cell>
          <table:table-cell office:value-type="float" office:value="0.1751411" calcext:value-type="float">
            <text:p>0.1751411</text:p>
          </table:table-cell>
          <table:table-cell office:value-type="float" office:value="0.2298851" calcext:value-type="float">
            <text:p>0.2298851</text:p>
          </table:table-cell>
          <table:table-cell office:value-type="float" office:value="-0.4751773" calcext:value-type="float">
            <text:p>-0.4751773</text:p>
          </table:table-cell>
          <table:table-cell office:value-type="float" office:value="0" calcext:value-type="float">
            <text:p>0</text:p>
          </table:table-cell>
          <table:table-cell office:value-type="float" office:value="-0.4285714" calcext:value-type="float">
            <text:p>-0.4285714</text:p>
          </table:table-cell>
          <table:table-cell office:value-type="float" office:value="0" calcext:value-type="float">
            <text:p>0</text:p>
          </table:table-cell>
          <table:table-cell office:value-type="float" office:value="-0.01915991" calcext:value-type="float">
            <text:p>-0.01915991</text:p>
          </table:table-cell>
          <table:table-cell office:value-type="float" office:value="0.04462243" calcext:value-type="float">
            <text:p>0.04462243</text:p>
          </table:table-cell>
          <table:table-cell office:value-type="float" office:value="-0.08695652" calcext:value-type="float">
            <text:p>-0.08695652</text:p>
          </table:table-cell>
          <table:table-cell office:value-type="float" office:value="0.2407407" calcext:value-type="float">
            <text:p>0.2407407</text:p>
          </table:table-cell>
          <table:table-cell office:value-type="float" office:value="-0.09898108" calcext:value-type="float">
            <text:p>-0.09898108</text:p>
          </table:table-cell>
          <table:table-cell office:value-type="float" office:value="-0.02272727" calcext:value-type="float">
            <text:p>-0.02272727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1513" calcext:value-type="float">
            <text:p>15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31" calcext:value-type="float">
            <text:p>431</text:p>
          </table:table-cell>
          <table:table-cell office:value-type="float" office:value="738" calcext:value-type="float">
            <text:p>7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7-31</text:p>
          </table:table-cell>
          <table:table-cell office:value-type="float" office:value="24.4" calcext:value-type="float">
            <text:p>24.4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49.2" calcext:value-type="float">
            <text:p>49.2</text:p>
          </table:table-cell>
          <table:table-cell office:value-type="float" office:value="0.1730769" calcext:value-type="float">
            <text:p>0.1730769</text:p>
          </table:table-cell>
          <table:table-cell office:value-type="float" office:value="0.2616823" calcext:value-type="float">
            <text:p>0.2616823</text:p>
          </table:table-cell>
          <table:table-cell office:value-type="float" office:value="0.1081081" calcext:value-type="float">
            <text:p>0.108108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0150263" calcext:value-type="float">
            <text:p>0.0150263</text:p>
          </table:table-cell>
          <table:table-cell office:value-type="float" office:value="-0.1714129" calcext:value-type="float">
            <text:p>-0.1714129</text:p>
          </table:table-cell>
          <table:table-cell office:value-type="float" office:value="-0.3333333" calcext:value-type="float">
            <text:p>-0.3333333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-0.3037157" calcext:value-type="float">
            <text:p>-0.3037157</text:p>
          </table:table-cell>
          <table:table-cell office:value-type="float" office:value="-0.2537917" calcext:value-type="float">
            <text:p>-0.2537917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32" calcext:value-type="float">
            <text:p>2032</text:p>
          </table:table-cell>
          <table:table-cell office:value-type="float" office:value="1390" calcext:value-type="float">
            <text:p>139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79" calcext:value-type="float">
            <text:p>379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8-31</text:p>
          </table:table-cell>
          <table:table-cell office:value-type="float" office:value="21" calcext:value-type="float">
            <text:p>21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26.8" calcext:value-type="float">
            <text:p>126.8</text:p>
          </table:table-cell>
          <table:table-cell office:value-type="float" office:value="-0.1393442" calcext:value-type="float">
            <text:p>-0.1393442</text:p>
          </table:table-cell>
          <table:table-cell office:value-type="float" office:value="-0.1259259" calcext:value-type="float">
            <text:p>-0.1259259</text:p>
          </table:table-cell>
          <table:table-cell office:value-type="float" office:value="1.577236" calcext:value-type="float">
            <text:p>1.577236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float" office:value="-0.2479645" calcext:value-type="float">
            <text:p>-0.2479645</text:p>
          </table:table-cell>
          <table:table-cell office:value-type="float" office:value="-0.08129544" calcext:value-type="float">
            <text:p>-0.08129544</text:p>
          </table:table-cell>
          <table:table-cell office:value-type="float" office:value="0" calcext:value-type="float">
            <text:p>0</text:p>
          </table:table-cell>
          <table:table-cell office:value-type="float" office:value="-0.3239437" calcext:value-type="float">
            <text:p>-0.3239437</text:p>
          </table:table-cell>
          <table:table-cell office:value-type="float" office:value="-0.1206497" calcext:value-type="float">
            <text:p>-0.1206497</text:p>
          </table:table-cell>
          <table:table-cell office:value-type="float" office:value="-0.1869919" calcext:value-type="float">
            <text:p>-0.1869919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19" calcext:value-type="float">
            <text:p>2519</text:p>
          </table:table-cell>
          <table:table-cell office:value-type="float" office:value="1677" calcext:value-type="float">
            <text:p>167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299" calcext:value-type="float">
            <text:p>299</text:p>
          </table:table-cell>
          <table:table-cell office:value-type="float" office:value="540" calcext:value-type="float">
            <text:p>5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9-30</text:p>
          </table:table-cell>
          <table:table-cell office:value-type="float" office:value="20.5" calcext:value-type="float">
            <text:p>20.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0.02380952" calcext:value-type="float">
            <text:p>-0.02380952</text:p>
          </table:table-cell>
          <table:table-cell office:value-type="float" office:value="-0.06779663" calcext:value-type="float">
            <text:p>-0.06779663</text:p>
          </table:table-cell>
          <table:table-cell office:value-type="float" office:value="-0.818612" calcext:value-type="float">
            <text:p>-0.818612</text:p>
          </table:table-cell>
          <table:table-cell office:value-type="float" office:value="0" calcext:value-type="float">
            <text:p>0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1" calcext:value-type="float">
            <text:p>1</text:p>
          </table:table-cell>
          <table:table-cell office:value-type="float" office:value="0.2396654" calcext:value-type="float">
            <text:p>0.2396654</text:p>
          </table:table-cell>
          <table:table-cell office:value-type="float" office:value="0.2064748" calcext:value-type="float">
            <text:p>0.2064748</text:p>
          </table:table-cell>
          <table:table-cell office:value-type="float" office:value="0.3571429" calcext:value-type="float">
            <text:p>0.3571429</text:p>
          </table:table-cell>
          <table:table-cell office:value-type="float" office:value="0.3958333" calcext:value-type="float">
            <text:p>0.3958333</text:p>
          </table:table-cell>
          <table:table-cell office:value-type="float" office:value="-0.2110818" calcext:value-type="float">
            <text:p>-0.211081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 office:value-type="float" office:value="1272" calcext:value-type="float">
            <text:p>127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67" calcext:value-type="float">
            <text:p>367</text:p>
          </table:table-cell>
          <table:table-cell office:value-type="float" office:value="588" calcext:value-type="float">
            <text:p>5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10-31</text:p>
          </table:table-cell>
          <table:table-cell office:value-type="float" office:value="17" calcext:value-type="float">
            <text:p>17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67.2" calcext:value-type="float">
            <text:p>67.2</text:p>
          </table:table-cell>
          <table:table-cell office:value-type="float" office:value="-0.1707317" calcext:value-type="float">
            <text:p>-0.1707317</text:p>
          </table:table-cell>
          <table:table-cell office:value-type="float" office:value="-0.1" calcext:value-type="float">
            <text:p>-0.1</text:p>
          </table:table-cell>
          <table:table-cell office:value-type="float" office:value="1.921739" calcext:value-type="float">
            <text:p>1.92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4049226" calcext:value-type="float">
            <text:p>-0.04049226</text:p>
          </table:table-cell>
          <table:table-cell office:value-type="float" office:value="-0.2415027" calcext:value-type="float">
            <text:p>-0.2415027</text:p>
          </table:table-cell>
          <table:table-cell office:value-type="float" office:value="-0.4210526" calcext:value-type="float">
            <text:p>-0.4210526</text:p>
          </table:table-cell>
          <table:table-cell office:value-type="float" office:value="-0.238806" calcext:value-type="float">
            <text:p>-0.238806</text:p>
          </table:table-cell>
          <table:table-cell office:value-type="float" office:value="0.2274247" calcext:value-type="float">
            <text:p>0.2274247</text:p>
          </table:table-cell>
          <table:table-cell office:value-type="float" office:value="0.08888889" calcext:value-type="float">
            <text:p>0.08888889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1162" calcext:value-type="float">
            <text:p>116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526" calcext:value-type="float">
            <text:p>526</text:p>
          </table:table-cell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11-30</text:p>
          </table:table-cell>
          <table:table-cell office:value-type="float" office:value="11.9" calcext:value-type="float">
            <text:p>11.9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58.4" calcext:value-type="float">
            <text:p>58.4</text:p>
          </table:table-cell>
          <table:table-cell office:value-type="float" office:value="-0.3" calcext:value-type="float">
            <text:p>-0.3</text:p>
          </table:table-cell>
          <table:table-cell office:value-type="float" office:value="-0.4141414" calcext:value-type="float">
            <text:p>-0.4141414</text:p>
          </table:table-cell>
          <table:table-cell office:value-type="float" office:value="-0.1309523" calcext:value-type="float">
            <text:p>-0.1309523</text:p>
          </table:table-cell>
          <table:table-cell office:value-type="float" office:value="1" calcext:value-type="float">
            <text:p>1</text:p>
          </table:table-cell>
          <table:table-cell office:value-type="float" office:value="0.1428571" calcext:value-type="float">
            <text:p>0.1428571</text:p>
          </table:table-cell>
          <table:table-cell office:value-type="float" office:value="0" calcext:value-type="float">
            <text:p>0</text:p>
          </table:table-cell>
          <table:table-cell office:value-type="float" office:value="0.2825817" calcext:value-type="float">
            <text:p>0.2825817</text:p>
          </table:table-cell>
          <table:table-cell office:value-type="float" office:value="-0.08647799" calcext:value-type="float">
            <text:p>-0.08647799</text:p>
          </table:table-cell>
          <table:table-cell office:value-type="float" office:value="1.181818" calcext:value-type="float">
            <text:p>1.181818</text:p>
          </table:table-cell>
          <table:table-cell office:value-type="float" office:value="0.4509804" calcext:value-type="float">
            <text:p>0.4509804</text:p>
          </table:table-cell>
          <table:table-cell office:value-type="float" office:value="0.4332425" calcext:value-type="float">
            <text:p>0.4332425</text:p>
          </table:table-cell>
          <table:table-cell office:value-type="float" office:value="0.4081633" calcext:value-type="float">
            <text:p>0.4081633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89" calcext:value-type="float">
            <text:p>3489</text:p>
          </table:table-cell>
          <table:table-cell office:value-type="float" office:value="1311" calcext:value-type="float">
            <text:p>1311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464" calcext:value-type="float">
            <text:p>464</text:p>
          </table:table-cell>
          <table:table-cell office:value-type="float" office:value="705" calcext:value-type="float">
            <text:p>7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12-31</text:p>
          </table:table-cell>
          <table:table-cell office:value-type="float" office:value="8.5" calcext:value-type="float">
            <text:p>8.5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float" office:value="40.2" calcext:value-type="float">
            <text:p>40.2</text:p>
          </table:table-cell>
          <table:table-cell office:value-type="float" office:value="-0.2857143" calcext:value-type="float">
            <text:p>-0.2857143</text:p>
          </table:table-cell>
          <table:table-cell office:value-type="float" office:value="-0.5172414" calcext:value-type="float">
            <text:p>-0.5172414</text:p>
          </table:table-cell>
          <table:table-cell office:value-type="float" office:value="-0.3116438" calcext:value-type="float">
            <text:p>-0.3116438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0.1254839" calcext:value-type="float">
            <text:p>0.1254839</text:p>
          </table:table-cell>
          <table:table-cell office:value-type="float" office:value="0.1282272" calcext:value-type="float">
            <text:p>0.1282272</text:p>
          </table:table-cell>
          <table:table-cell office:value-type="float" office:value="-0.2083333" calcext:value-type="float">
            <text:p>-0.2083333</text:p>
          </table:table-cell>
          <table:table-cell office:value-type="float" office:value="0.1891892" calcext:value-type="float">
            <text:p>0.1891892</text:p>
          </table:table-cell>
          <table:table-cell office:value-type="float" office:value="-0.1178707" calcext:value-type="float">
            <text:p>-0.1178707</text:p>
          </table:table-cell>
          <table:table-cell office:value-type="float" office:value="-0.1485507" calcext:value-type="float">
            <text:p>-0.1485507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617" calcext:value-type="float">
            <text:p>617</text:p>
          </table:table-cell>
          <table:table-cell office:value-type="float" office:value="170" calcext:value-type="float">
            <text:p>170</text:p>
          </table:table-cell>
          <table:table-cell office:value-type="float" office:value="2623" calcext:value-type="float">
            <text:p>2623</text:p>
          </table:table-cell>
          <table:table-cell office:value-type="float" office:value="1239" calcext:value-type="float">
            <text:p>1239</text:p>
          </table:table-cell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  <table:table-cell office:value-type="float" office:value="1049" calcext:value-type="float">
            <text:p>1049</text:p>
          </table:table-cell>
          <table:table-cell office:value-type="float" office:value="1737" calcext:value-type="float">
            <text:p>1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31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office:value-type="float" office:value="46.7" calcext:value-type="float">
            <text:p>46.7</text:p>
          </table:table-cell>
          <table:table-cell office:value-type="float" office:value="-0.05882353" calcext:value-type="float">
            <text:p>-0.05882353</text:p>
          </table:table-cell>
          <table:table-cell office:value-type="float" office:value="-0.5357143" calcext:value-type="float">
            <text:p>-0.5357143</text:p>
          </table:table-cell>
          <table:table-cell office:value-type="float" office:value="0.1616915" calcext:value-type="float">
            <text:p>0.1616915</text:p>
          </table:table-cell>
          <table:table-cell office:value-type="float" office:value="0.5" calcext:value-type="float">
            <text:p>0.5</text:p>
          </table:table-cell>
          <table:table-cell office:value-type="float" office:value="101.8333" calcext:value-type="float">
            <text:p>101.8333</text:p>
          </table:table-cell>
          <table:table-cell office:value-type="float" office:value="1" calcext:value-type="float">
            <text:p>1</text:p>
          </table:table-cell>
          <table:table-cell office:value-type="float" office:value="-0.2482087" calcext:value-type="float">
            <text:p>-0.2482087</text:p>
          </table:table-cell>
          <table:table-cell office:value-type="float" office:value="-0.05491991" calcext:value-type="float">
            <text:p>-0.05491991</text:p>
          </table:table-cell>
          <table:table-cell office:value-type="float" office:value="2" calcext:value-type="float">
            <text:p>2</text:p>
          </table:table-cell>
          <table:table-cell office:value-type="float" office:value="0.9090909" calcext:value-type="float">
            <text:p>0.9090909</text:p>
          </table:table-cell>
          <table:table-cell office:value-type="float" office:value="1.260776" calcext:value-type="float">
            <text:p>1.260776</text:p>
          </table:table-cell>
          <table:table-cell office:value-type="float" office:value="1.46383" calcext:value-type="float">
            <text:p>1.46383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380" calcext:value-type="float">
            <text:p>2380</text:p>
          </table:table-cell>
          <table:table-cell office:value-type="float" office:value="347" calcext:value-type="float">
            <text:p>347</text:p>
          </table:table-cell>
          <table:table-cell office:value-type="float" office:value="2045" calcext:value-type="float">
            <text:p>2045</text:p>
          </table:table-cell>
          <table:table-cell office:value-type="float" office:value="1691" calcext:value-type="float">
            <text:p>1691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office:value-type="float" office:value="1309" calcext:value-type="float">
            <text:p>1309</text:p>
          </table:table-cell>
          <table:table-cell office:value-type="float" office:value="2056" calcext:value-type="float">
            <text:p>2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2-28</text:p>
          </table:table-cell>
          <table:table-cell office:value-type="float" office:value="7.4" calcext:value-type="float">
            <text:p>7.4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30.8" calcext:value-type="float">
            <text:p>30.8</text:p>
          </table:table-cell>
          <table:table-cell office:value-type="float" office:value="-0.07499999" calcext:value-type="float">
            <text:p>-0.07499999</text:p>
          </table:table-cell>
          <table:table-cell office:value-type="float" office:value="-0.07692301" calcext:value-type="float">
            <text:p>-0.07692301</text:p>
          </table:table-cell>
          <table:table-cell office:value-type="float" office:value="-0.3404711" calcext:value-type="float">
            <text:p>-0.3404711</text:p>
          </table:table-cell>
          <table:table-cell office:value-type="float" office:value="-0.1666667" calcext:value-type="float">
            <text:p>-0.1666667</text:p>
          </table:table-cell>
          <table:table-cell office:value-type="float" office:value="2.857374" calcext:value-type="float">
            <text:p>2.857374</text:p>
          </table:table-cell>
          <table:table-cell office:value-type="float" office:value="1.041176" calcext:value-type="float">
            <text:p>1.041176</text:p>
          </table:table-cell>
          <table:table-cell office:value-type="float" office:value="-0.2203584" calcext:value-type="float">
            <text:p>-0.2203584</text:p>
          </table:table-cell>
          <table:table-cell office:value-type="float" office:value="0.3648103" calcext:value-type="float">
            <text:p>0.3648103</text:p>
          </table:table-cell>
          <table:table-cell office:value-type="float" office:value="-0.1754386" calcext:value-type="float">
            <text:p>-0.1754386</text:p>
          </table:table-cell>
          <table:table-cell office:value-type="float" office:value="0.03571429" calcext:value-type="float">
            <text:p>0.03571429</text:p>
          </table:table-cell>
          <table:table-cell office:value-type="float" office:value="0.2478551" calcext:value-type="float">
            <text:p>0.2478551</text:p>
          </table:table-cell>
          <table:table-cell office:value-type="float" office:value="0.18365" calcext:value-type="float">
            <text:p>0.18365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985" calcext:value-type="float">
            <text:p>2985</text:p>
          </table:table-cell>
          <table:table-cell office:value-type="float" office:value="273" calcext:value-type="float">
            <text:p>273</text:p>
          </table:table-cell>
          <table:table-cell office:value-type="float" office:value="2495" calcext:value-type="float">
            <text:p>2495</text:p>
          </table:table-cell>
          <table:table-cell office:value-type="float" office:value="1986" calcext:value-type="float">
            <text:p>1986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1390" calcext:value-type="float">
            <text:p>1390</text:p>
          </table:table-cell>
          <table:table-cell office:value-type="float" office:value="2136" calcext:value-type="float">
            <text:p>2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3-31</text:p>
          </table:table-cell>
          <table:table-cell office:value-type="float" office:value="11.1" calcext:value-type="float">
            <text:p>11.1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.4</text:p>
          </table:table-cell>
          <table:table-cell office:value-type="float" office:value="0.5" calcext:value-type="float">
            <text:p>0.5</text:p>
          </table:table-cell>
          <table:table-cell office:value-type="float" office:value="1.583333" calcext:value-type="float">
            <text:p>1.583333</text:p>
          </table:table-cell>
          <table:table-cell office:value-type="float" office:value="-0.3701299" calcext:value-type="float">
            <text:p>-0.3701299</text:p>
          </table:table-cell>
          <table:table-cell office:value-type="float" office:value="-0.6" calcext:value-type="float">
            <text:p>-0.6</text:p>
          </table:table-cell>
          <table:table-cell office:value-type="float" office:value="0.2542017" calcext:value-type="float">
            <text:p>0.2542017</text:p>
          </table:table-cell>
          <table:table-cell office:value-type="float" office:value="-0.2132565" calcext:value-type="float">
            <text:p>-0.2132565</text:p>
          </table:table-cell>
          <table:table-cell office:value-type="float" office:value="0.2200489" calcext:value-type="float">
            <text:p>0.2200489</text:p>
          </table:table-cell>
          <table:table-cell office:value-type="float" office:value="0.174453" calcext:value-type="float">
            <text:p>0.174453</text:p>
          </table:table-cell>
          <table:table-cell office:value-type="float" office:value="-0.4468085" calcext:value-type="float">
            <text:p>-0.4468085</text:p>
          </table:table-cell>
          <table:table-cell office:value-type="float" office:value="-0.4425287" calcext:value-type="float">
            <text:p>-0.4425287</text:p>
          </table:table-cell>
          <table:table-cell office:value-type="float" office:value="0.0618793" calcext:value-type="float">
            <text:p>0.0618793</text:p>
          </table:table-cell>
          <table:table-cell office:value-type="float" office:value="0.03891051" calcext:value-type="float">
            <text:p>0.03891051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407" calcext:value-type="float">
            <text:p>2407</text:p>
          </table:table-cell>
          <table:table-cell office:value-type="float" office:value="568" calcext:value-type="float">
            <text:p>568</text:p>
          </table:table-cell>
          <table:table-cell office:value-type="float" office:value="2231" calcext:value-type="float">
            <text:p>2231</text:p>
          </table:table-cell>
          <table:table-cell office:value-type="float" office:value="1813" calcext:value-type="float">
            <text:p>1813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50" calcext:value-type="float">
            <text:p>550</text:p>
          </table:table-cell>
          <table:table-cell office:value-type="float" office:value="935" calcext:value-type="float">
            <text:p>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-04-30</text:p>
          </table:table-cell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0.3513513" calcext:value-type="float">
            <text:p>0.3513513</text:p>
          </table:table-cell>
          <table:table-cell office:value-type="float" office:value="0.3225807" calcext:value-type="float">
            <text:p>0.3225807</text:p>
          </table:table-cell>
          <table:table-cell office:value-type="float" office:value="0.04123717" calcext:value-type="float">
            <text:p>0.04123717</text:p>
          </table:table-cell>
          <table:table-cell office:value-type="float" office:value="-1" calcext:value-type="float">
            <text:p>-1</text:p>
          </table:table-cell>
          <table:table-cell office:value-type="float" office:value="-0.1936348" calcext:value-type="float">
            <text:p>-0.1936348</text:p>
          </table:table-cell>
          <table:table-cell office:value-type="float" office:value="1.080586" calcext:value-type="float">
            <text:p>1.080586</text:p>
          </table:table-cell>
          <table:table-cell office:value-type="float" office:value="-0.1058116" calcext:value-type="float">
            <text:p>-0.1058116</text:p>
          </table:table-cell>
          <table:table-cell office:value-type="float" office:value="-0.08710977" calcext:value-type="float">
            <text:p>-0.08710977</text:p>
          </table:table-cell>
          <table:table-cell office:value-type="float" office:value="-0.5" calcext:value-type="float">
            <text:p>-0.5</text:p>
          </table:table-cell>
          <table:table-cell office:value-type="float" office:value="-0.3505155" calcext:value-type="float">
            <text:p>-0.3505155</text:p>
          </table:table-cell>
          <table:table-cell office:value-type="float" office:value="-0.6043165" calcext:value-type="float">
            <text:p>-0.6043165</text:p>
          </table:table-cell>
          <table:table-cell office:value-type="float" office:value="-0.5622659" calcext:value-type="float">
            <text:p>-0.5622659</text:p>
          </table:table-cell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957" calcext:value-type="float">
            <text:p>1957</text:p>
          </table:table-cell>
          <table:table-cell office:value-type="float" office:value="659" calcext:value-type="float">
            <text:p>659</text:p>
          </table:table-cell>
          <table:table-cell office:value-type="float" office:value="1920" calcext:value-type="float">
            <text:p>1920</text:p>
          </table:table-cell>
          <table:table-cell office:value-type="float" office:value="1546" calcext:value-type="float">
            <text:p>1546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558" calcext:value-type="float">
            <text:p>558</text:p>
          </table:table-cell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5-31</text:p>
          </table:table-cell>
          <table:table-cell office:value-type="float" office:value="16.5" calcext:value-type="float">
            <text:p>16.5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42.2" calcext:value-type="float">
            <text:p>42.2</text:p>
          </table:table-cell>
          <table:table-cell office:value-type="float" office:value="0.1" calcext:value-type="float">
            <text:p>0.1</text:p>
          </table:table-cell>
          <table:table-cell office:value-type="float" office:value="0.8292683" calcext:value-type="float">
            <text:p>0.8292683</text:p>
          </table:table-cell>
          <table:table-cell office:value-type="float" office:value="1.089109" calcext:value-type="float">
            <text:p>1.089109</text:p>
          </table:table-cell>
          <table:table-cell office:value-type="float" office:value="1" calcext:value-type="float">
            <text:p>1</text:p>
          </table:table-cell>
          <table:table-cell office:value-type="float" office:value="-0.1869547" calcext:value-type="float">
            <text:p>-0.1869547</text:p>
          </table:table-cell>
          <table:table-cell office:value-type="float" office:value="0.1602113" calcext:value-type="float">
            <text:p>0.1602113</text:p>
          </table:table-cell>
          <table:table-cell office:value-type="float" office:value="-0.1393994" calcext:value-type="float">
            <text:p>-0.1393994</text:p>
          </table:table-cell>
          <table:table-cell office:value-type="float" office:value="-0.1472697" calcext:value-type="float">
            <text:p>-0.1472697</text:p>
          </table:table-cell>
          <table:table-cell office:value-type="float" office:value="0.4615385" calcext:value-type="float">
            <text:p>0.4615385</text:p>
          </table:table-cell>
          <table:table-cell office:value-type="float" office:value="0.07936508" calcext:value-type="float">
            <text:p>0.07936508</text:p>
          </table:table-cell>
          <table:table-cell office:value-type="float" office:value="0.01454545" calcext:value-type="float">
            <text:p>0.01454545</text:p>
          </table:table-cell>
          <table:table-cell office:value-type="float" office:value="-0.1465241" calcext:value-type="float">
            <text:p>-0.1465241</text:p>
          </table:table-cell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501" calcext:value-type="float">
            <text:p>1501</text:p>
          </table:table-cell>
          <table:table-cell office:value-type="float" office:value="1020" calcext:value-type="float">
            <text:p>1020</text:p>
          </table:table-cell>
          <table:table-cell office:value-type="float" office:value="1632" calcext:value-type="float">
            <text:p>1632</text:p>
          </table:table-cell>
          <table:table-cell office:value-type="float" office:value="1230" calcext:value-type="float">
            <text:p>123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63" calcext:value-type="float">
            <text:p>663</text:p>
          </table:table-cell>
          <table:table-cell office:value-type="float" office:value="926" calcext:value-type="float">
            <text:p>9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6-30</text:p>
          </table:table-cell>
          <table:table-cell office:value-type="float" office:value="20.3" calcext:value-type="float">
            <text:p>20.3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230303" calcext:value-type="float">
            <text:p>0.230303</text:p>
          </table:table-cell>
          <table:table-cell office:value-type="float" office:value="0.2666667" calcext:value-type="float">
            <text:p>0.2666667</text:p>
          </table:table-cell>
          <table:table-cell office:value-type="float" office:value="-0.549763" calcext:value-type="float">
            <text:p>-0.549763</text:p>
          </table:table-cell>
          <table:table-cell office:value-type="float" office:value="-1" calcext:value-type="float">
            <text:p>-1</text:p>
          </table:table-cell>
          <table:table-cell office:value-type="float" office:value="-0.2330097" calcext:value-type="float">
            <text:p>-0.2330097</text:p>
          </table:table-cell>
          <table:table-cell office:value-type="float" office:value="0.5477997" calcext:value-type="float">
            <text:p>0.547799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043984" calcext:value-type="float">
            <text:p>-0.2043984</text:p>
          </table:table-cell>
          <table:table-cell office:value-type="float" office:value="-0.4210526" calcext:value-type="float">
            <text:p>-0.4210526</text:p>
          </table:table-cell>
          <table:table-cell office:value-type="float" office:value="-0.1029412" calcext:value-type="float">
            <text:p>-0.1029412</text:p>
          </table:table-cell>
          <table:table-cell office:value-type="float" office:value="0.188172" calcext:value-type="float">
            <text:p>0.188172</text:p>
          </table:table-cell>
          <table:table-cell office:value-type="float" office:value="0.160401" calcext:value-type="float">
            <text:p>0.160401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211" calcext:value-type="float">
            <text:p>2211</text:p>
          </table:table-cell>
          <table:table-cell office:value-type="float" office:value="349" calcext:value-type="float">
            <text:p>349</text:p>
          </table:table-cell>
          <table:table-cell office:value-type="float" office:value="1744" calcext:value-type="float">
            <text:p>1744</text:p>
          </table:table-cell>
          <table:table-cell office:value-type="float" office:value="988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374" calcext:value-type="float">
            <text:p>374</text:p>
          </table:table-cell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7-31</text:p>
          </table:table-cell>
          <table:table-cell office:value-type="float" office:value="22.5" calcext:value-type="float">
            <text:p>22.5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0.1083744" calcext:value-type="float">
            <text:p>0.1083744</text:p>
          </table:table-cell>
          <table:table-cell office:value-type="float" office:value="0.2947369" calcext:value-type="float">
            <text:p>0.2947369</text:p>
          </table:table-cell>
          <table:table-cell office:value-type="float" office:value="3.147369" calcext:value-type="float">
            <text:p>3.147369</text:p>
          </table:table-cell>
          <table:table-cell office:value-type="float" office:value="0" calcext:value-type="float">
            <text:p>0</text:p>
          </table:table-cell>
          <table:table-cell office:value-type="float" office:value="0.473018" calcext:value-type="float">
            <text:p>0.473018</text:p>
          </table:table-cell>
          <table:table-cell office:value-type="float" office:value="-0.6578431" calcext:value-type="float">
            <text:p>-0.6578431</text:p>
          </table:table-cell>
          <table:table-cell office:value-type="float" office:value="0.06862745" calcext:value-type="float">
            <text:p>0.06862745</text:p>
          </table:table-cell>
          <table:table-cell office:value-type="float" office:value="-0.196748" calcext:value-type="float">
            <text:p>-0.196748</text:p>
          </table:table-cell>
          <table:table-cell office:value-type="float" office:value="0.8181818" calcext:value-type="float">
            <text:p>0.8181818</text:p>
          </table:table-cell>
          <table:table-cell office:value-type="float" office:value="0.2131148" calcext:value-type="float">
            <text:p>0.2131148</text:p>
          </table:table-cell>
          <table:table-cell office:value-type="float" office:value="-0.4358974" calcext:value-type="float">
            <text:p>-0.4358974</text:p>
          </table:table-cell>
          <table:table-cell office:value-type="float" office:value="-0.3066955" calcext:value-type="float">
            <text:p>-0.3066955</text:p>
          </table:table-cell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726" calcext:value-type="float">
            <text:p>2726</text:p>
          </table:table-cell>
          <table:table-cell office:value-type="float" office:value="650" calcext:value-type="float">
            <text:p>650</text:p>
          </table:table-cell>
          <table:table-cell office:value-type="float" office:value="2068" calcext:value-type="float">
            <text:p>2068</text:p>
          </table:table-cell>
          <table:table-cell office:value-type="float" office:value="956" calcext:value-type="float">
            <text:p>956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75" calcext:value-type="float">
            <text:p>375</text:p>
          </table:table-cell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5-08-31</text:p>
          </table:table-cell>
          <table:table-cell office:value-type="float" office:value="22.2" calcext:value-type="float">
            <text:p>22.2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47.4" calcext:value-type="float">
            <text:p>47.4</text:p>
          </table:table-cell>
          <table:table-cell office:value-type="float" office:value="-0.0133333" calcext:value-type="float">
            <text:p>-0.0133333</text:p>
          </table:table-cell>
          <table:table-cell office:value-type="float" office:value="0.03252029" calcext:value-type="float">
            <text:p>0.03252029</text:p>
          </table:table-cell>
          <table:table-cell office:value-type="float" office:value="-0.3984772" calcext:value-type="float">
            <text:p>-0.3984772</text:p>
          </table:table-cell>
          <table:table-cell office:value-type="float" office:value="0" calcext:value-type="float">
            <text:p>0</text:p>
          </table:table-cell>
          <table:table-cell office:value-type="float" office:value="0.2329263" calcext:value-type="float">
            <text:p>0.2329263</text:p>
          </table:table-cell>
          <table:table-cell office:value-type="float" office:value="0.8624642" calcext:value-type="float">
            <text:p>0.8624642</text:p>
          </table:table-cell>
          <table:table-cell office:value-type="float" office:value="0.1857798" calcext:value-type="float">
            <text:p>0.1857798</text:p>
          </table:table-cell>
          <table:table-cell office:value-type="float" office:value="-0.03238866" calcext:value-type="float">
            <text:p>-0.03238866</text:p>
          </table:table-cell>
          <table:table-cell office:value-type="float" office:value="-0.1" calcext:value-type="float">
            <text:p>-0.1</text:p>
          </table:table-cell>
          <table:table-cell office:value-type="float" office:value="-0.3648649" calcext:value-type="float">
            <text:p>-0.3648649</text:p>
          </table:table-cell>
          <table:table-cell office:value-type="float" office:value="0.002673797" calcext:value-type="float">
            <text:p>0.002673797</text:p>
          </table:table-cell>
          <table:table-cell office:value-type="float" office:value="-0.1028037" calcext:value-type="float">
            <text:p>-0.1028037</text:p>
          </table:table-cell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804" calcext:value-type="float">
            <text:p>2804</text:p>
          </table:table-cell>
          <table:table-cell office:value-type="float" office:value="591" calcext:value-type="float">
            <text:p>591</text:p>
          </table:table-cell>
          <table:table-cell office:value-type="float" office:value="2165" calcext:value-type="float">
            <text:p>2165</text:p>
          </table:table-cell>
          <table:table-cell office:value-type="float" office:value="976" calcext:value-type="float">
            <text:p>976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92" calcext:value-type="float">
            <text:p>492</text:p>
          </table:table-cell>
          <table:table-cell office:value-type="float" office:value="754" calcext:value-type="float">
            <text:p>7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9-30</text:p>
          </table:table-cell>
          <table:table-cell office:value-type="float" office:value="18.1" calcext:value-type="float">
            <text:p>18.1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-0.1846847" calcext:value-type="float">
            <text:p>-0.1846847</text:p>
          </table:table-cell>
          <table:table-cell office:value-type="float" office:value="-0.3228346" calcext:value-type="float">
            <text:p>-0.3228346</text:p>
          </table:table-cell>
          <table:table-cell office:value-type="float" office:value="-0.3080169" calcext:value-type="float">
            <text:p>-0.3080169</text:p>
          </table:table-cell>
          <table:table-cell office:value-type="float" office:value="0" calcext:value-type="float">
            <text:p>0</text:p>
          </table:table-cell>
          <table:table-cell office:value-type="float" office:value="0.02861335" calcext:value-type="float">
            <text:p>0.02861335</text:p>
          </table:table-cell>
          <table:table-cell office:value-type="float" office:value="-0.09076923" calcext:value-type="float">
            <text:p>-0.09076923</text:p>
          </table:table-cell>
          <table:table-cell office:value-type="float" office:value="0.04690522" calcext:value-type="float">
            <text:p>0.0469052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-0.3333333" calcext:value-type="float">
            <text:p>-0.3333333</text:p>
          </table:table-cell>
          <table:table-cell office:value-type="float" office:value="0.1702128" calcext:value-type="float">
            <text:p>0.1702128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90278" calcext:value-type="float">
            <text:p>0.3090278</text:p>
          </table:table-cell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3026" calcext:value-type="float">
            <text:p>3026</text:p>
          </table:table-cell>
          <table:table-cell office:value-type="float" office:value="332" calcext:value-type="float">
            <text:p>332</text:p>
          </table:table-cell>
          <table:table-cell office:value-type="float" office:value="2204" calcext:value-type="float">
            <text:p>2204</text:p>
          </table:table-cell>
          <table:table-cell office:value-type="float" office:value="1081" calcext:value-type="float">
            <text:p>1081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58" calcext:value-type="float">
            <text:p>358</text:p>
          </table:table-cell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10-31</text:p>
          </table:table-cell>
          <table:table-cell office:value-type="float" office:value="15.1" calcext:value-type="float">
            <text:p>15.1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</text:p>
          </table:table-cell>
          <table:table-cell office:value-type="float" office:value="-0.1657459" calcext:value-type="float">
            <text:p>-0.1657459</text:p>
          </table:table-cell>
          <table:table-cell office:value-type="float" office:value="-0.09302327" calcext:value-type="float">
            <text:p>-0.09302327</text:p>
          </table:table-cell>
          <table:table-cell office:value-type="float" office:value="0.5182927" calcext:value-type="float">
            <text:p>0.5182927</text:p>
          </table:table-cell>
          <table:table-cell office:value-type="float" office:value="0" calcext:value-type="float">
            <text:p>0</text:p>
          </table:table-cell>
          <table:table-cell office:value-type="float" office:value="0.07917261" calcext:value-type="float">
            <text:p>0.07917261</text:p>
          </table:table-cell>
          <table:table-cell office:value-type="float" office:value="-0.4382403" calcext:value-type="float">
            <text:p>-0.4382403</text:p>
          </table:table-cell>
          <table:table-cell office:value-type="float" office:value="0.01801386" calcext:value-type="float">
            <text:p>0.01801386</text:p>
          </table:table-cell>
          <table:table-cell office:value-type="float" office:value="0.107582" calcext:value-type="float">
            <text:p>0.10758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0.2723577" calcext:value-type="float">
            <text:p>-0.2723577</text:p>
          </table:table-cell>
          <table:table-cell office:value-type="float" office:value="-0.2612732" calcext:value-type="float">
            <text:p>-0.2612732</text:p>
          </table:table-cell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305" calcext:value-type="float">
            <text:p>2305</text:p>
          </table:table-cell>
          <table:table-cell office:value-type="float" office:value="744" calcext:value-type="float">
            <text:p>744</text:p>
          </table:table-cell>
          <table:table-cell office:value-type="float" office:value="2384" calcext:value-type="float">
            <text:p>2384</text:p>
          </table:table-cell>
          <table:table-cell office:value-type="float" office:value="1022" calcext:value-type="float">
            <text:p>1022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436" calcext:value-type="float">
            <text:p>436</text:p>
          </table:table-cell>
          <table:table-cell office:value-type="float" office:value="842" calcext:value-type="float">
            <text:p>8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5-11-30</text:p>
          </table:table-cell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0.1192053" calcext:value-type="float">
            <text:p>-0.1192053</text:p>
          </table:table-cell>
          <table:table-cell office:value-type="float" office:value="-0.1410257" calcext:value-type="float">
            <text:p>-0.1410257</text:p>
          </table:table-cell>
          <table:table-cell office:value-type="float" office:value="-0.01606424" calcext:value-type="float">
            <text:p>-0.01606424</text:p>
          </table:table-cell>
          <table:table-cell office:value-type="float" office:value="1" calcext:value-type="float">
            <text:p>1</text:p>
          </table:table-cell>
          <table:table-cell office:value-type="float" office:value="-0.2382683" calcext:value-type="float">
            <text:p>-0.2382683</text:p>
          </table:table-cell>
          <table:table-cell office:value-type="float" office:value="1.240964" calcext:value-type="float">
            <text:p>1.240964</text:p>
          </table:table-cell>
          <table:table-cell office:value-type="float" office:value="0.08166969" calcext:value-type="float">
            <text:p>0.08166969</text:p>
          </table:table-cell>
          <table:table-cell office:value-type="float" office:value="-0.05457909" calcext:value-type="float">
            <text:p>-0.05457909</text:p>
          </table:table-cell>
          <table:table-cell office:value-type="float" office:value="1.266667" calcext:value-type="float">
            <text:p>1.266667</text:p>
          </table:table-cell>
          <table:table-cell office:value-type="float" office:value="0.7818182" calcext:value-type="float">
            <text:p>0.7818182</text:p>
          </table:table-cell>
          <table:table-cell office:value-type="float" office:value="0.2178771" calcext:value-type="float">
            <text:p>0.2178771</text:p>
          </table:table-cell>
          <table:table-cell office:value-type="float" office:value="0.5116697" calcext:value-type="float">
            <text:p>0.5116697</text:p>
          </table:table-cell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934" calcext:value-type="float">
            <text:p>934</text:p>
          </table:table-cell>
          <table:table-cell office:value-type="float" office:value="330" calcext:value-type="float">
            <text:p>330</text:p>
          </table:table-cell>
          <table:table-cell office:value-type="float" office:value="1767" calcext:value-type="float">
            <text:p>1767</text:p>
          </table:table-cell>
          <table:table-cell office:value-type="float" office:value="1141" calcext:value-type="float">
            <text:p>1141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527" calcext:value-type="float">
            <text:p>527</text:p>
          </table:table-cell>
          <table:table-cell office:value-type="float" office:value="934" calcext:value-type="float">
            <text:p>9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12-31</text:p>
          </table:table-cell>
          <table:table-cell office:value-type="float" office:value="13.2" calcext:value-type="float">
            <text:p>13.2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</text:p>
          </table:table-cell>
          <table:table-cell office:value-type="float" office:value="-0.007518826" calcext:value-type="float">
            <text:p>-0.007518826</text:p>
          </table:table-cell>
          <table:table-cell office:value-type="float" office:value="0.1343284" calcext:value-type="float">
            <text:p>0.1343284</text:p>
          </table:table-cell>
          <table:table-cell office:value-type="float" office:value="0.01632652" calcext:value-type="float">
            <text:p>0.01632652</text:p>
          </table:table-cell>
          <table:table-cell office:value-type="float" office:value="-1" calcext:value-type="float">
            <text:p>-1</text:p>
          </table:table-cell>
          <table:table-cell office:value-type="float" office:value="-0.5947939" calcext:value-type="float">
            <text:p>-0.5947939</text:p>
          </table:table-cell>
          <table:table-cell office:value-type="float" office:value="-0.5564516" calcext:value-type="float">
            <text:p>-0.5564516</text:p>
          </table:table-cell>
          <table:table-cell office:value-type="float" office:value="-0.2588087" calcext:value-type="float">
            <text:p>-0.2588087</text:p>
          </table:table-cell>
          <table:table-cell office:value-type="float" office:value="0.1164384" calcext:value-type="float">
            <text:p>0.1164384</text:p>
          </table:table-cell>
          <table:table-cell office:value-type="float" office:value="-0.2647059" calcext:value-type="float">
            <text:p>-0.2647059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0.2087156" calcext:value-type="float">
            <text:p>0.2087156</text:p>
          </table:table-cell>
          <table:table-cell office:value-type="float" office:value="0.1092637" calcext:value-type="float">
            <text:p>0.1092637</text:p>
          </table:table-cell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515" calcext:value-type="float">
            <text:p>2515</text:p>
          </table:table-cell>
          <table:table-cell office:value-type="float" office:value="588" calcext:value-type="float">
            <text:p>588</text:p>
          </table:table-cell>
          <table:table-cell office:value-type="float" office:value="2218" calcext:value-type="float">
            <text:p>2218</text:p>
          </table:table-cell>
          <table:table-cell office:value-type="float" office:value="858" calcext:value-type="float">
            <text:p>858</text:p>
          </table:table-cell>
          <table:table-cell office:value-type="float" office:value="47" calcext:value-type="float">
            <text:p>47</text:p>
          </table:table-cell>
          <table:table-cell office:value-type="float" office:value="215" calcext:value-type="float">
            <text:p>215</text:p>
          </table:table-cell>
          <table:table-cell office:value-type="float" office:value="822" calcext:value-type="float">
            <text:p>822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31</text:p>
          </table:table-cell>
          <table:table-cell office:value-type="float" office:value="8.7" calcext:value-type="float">
            <text:p>8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49.8" calcext:value-type="float">
            <text:p>49.8</text:p>
          </table:table-cell>
          <table:table-cell office:value-type="float" office:value="-0.3409091" calcext:value-type="float">
            <text:p>-0.3409091</text:p>
          </table:table-cell>
          <table:table-cell office:value-type="float" office:value="-0.6578947" calcext:value-type="float">
            <text:p>-0.6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2719" calcext:value-type="float">
            <text:p>1.692719</text:p>
          </table:table-cell>
          <table:table-cell office:value-type="float" office:value="0.7818182" calcext:value-type="float">
            <text:p>0.7818182</text:p>
          </table:table-cell>
          <table:table-cell office:value-type="float" office:value="0.2552349" calcext:value-type="float">
            <text:p>0.2552349</text:p>
          </table:table-cell>
          <table:table-cell office:value-type="float" office:value="-0.248028" calcext:value-type="float">
            <text:p>-0.248028</text:p>
          </table:table-cell>
          <table:table-cell office:value-type="float" office:value="0.88" calcext:value-type="float">
            <text:p>0.88</text:p>
          </table:table-cell>
          <table:table-cell office:value-type="float" office:value="0.9545455" calcext:value-type="float">
            <text:p>0.9545455</text:p>
          </table:table-cell>
          <table:table-cell office:value-type="float" office:value="0.5597723" calcext:value-type="float">
            <text:p>0.5597723</text:p>
          </table:table-cell>
          <table:table-cell office:value-type="float" office:value="1.116702" calcext:value-type="float">
            <text:p>1.116702</text:p>
          </table:table-cell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612" calcext:value-type="float">
            <text:p>1612</text:p>
          </table:table-cell>
          <table:table-cell office:value-type="float" office:value="1169" calcext:value-type="float">
            <text:p>1169</text:p>
          </table:table-cell>
          <table:table-cell office:value-type="float" office:value="1810" calcext:value-type="float">
            <text:p>1810</text:p>
          </table:table-cell>
          <table:table-cell office:value-type="float" office:value="788" calcext:value-type="float">
            <text:p>788</text:p>
          </table:table-cell>
          <table:table-cell office:value-type="float" office:value="49" calcext:value-type="float">
            <text:p>49</text:p>
          </table:table-cell>
          <table:table-cell office:value-type="float" office:value="236" calcext:value-type="float">
            <text:p>236</text:p>
          </table:table-cell>
          <table:table-cell office:value-type="float" office:value="958" calcext:value-type="float">
            <text:p>958</text:p>
          </table:table-cell>
          <table:table-cell office:value-type="float" office:value="2730" calcext:value-type="float">
            <text:p>2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29</text:p>
          </table:table-cell>
          <table:table-cell office:value-type="float" office:value="8.8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office:value-type="float" office:value="11" calcext:value-type="float">
            <text:p>11</text:p>
          </table:table-cell>
          <table:table-cell office:value-type="float" office:value="24.6" calcext:value-type="float">
            <text:p>24.6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-0.2692308" calcext:value-type="float">
            <text:p>-0.2692308</text:p>
          </table:table-cell>
          <table:table-cell office:value-type="float" office:value="-0.5060241" calcext:value-type="float">
            <text:p>-0.5060241</text:p>
          </table:table-cell>
          <table:table-cell office:value-type="float" office:value="1.75" calcext:value-type="float">
            <text:p>1.75</text:p>
          </table:table-cell>
          <table:table-cell office:value-type="float" office:value="-0.3590457" calcext:value-type="float">
            <text:p>-0.3590457</text:p>
          </table:table-cell>
          <table:table-cell office:value-type="float" office:value="0.9880952" calcext:value-type="float">
            <text:p>0.9880952</text:p>
          </table:table-cell>
          <table:table-cell office:value-type="float" office:value="-0.1839495" calcext:value-type="float">
            <text:p>-0.1839495</text:p>
          </table:table-cell>
          <table:table-cell office:value-type="float" office:value="-0.08158508" calcext:value-type="float">
            <text:p>-0.08158508</text:p>
          </table:table-cell>
          <table:table-cell office:value-type="float" office:value="0.04255319" calcext:value-type="float">
            <text:p>0.04255319</text:p>
          </table:table-cell>
          <table:table-cell office:value-type="float" office:value="0.09767442" calcext:value-type="float">
            <text:p>0.09767442</text:p>
          </table:table-cell>
          <table:table-cell office:value-type="float" office:value="0.1654501" calcext:value-type="float">
            <text:p>0.1654501</text:p>
          </table:table-cell>
          <table:table-cell office:value-type="float" office:value="0.3808801" calcext:value-type="float">
            <text:p>0.3808801</text:p>
          </table:table-cell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746" calcext:value-type="float">
            <text:p>1746</text:p>
          </table:table-cell>
          <table:table-cell office:value-type="float" office:value="1542" calcext:value-type="float">
            <text:p>1542</text:p>
          </table:table-cell>
          <table:table-cell office:value-type="float" office:value="2655" calcext:value-type="float">
            <text:p>2655</text:p>
          </table:table-cell>
          <table:table-cell office:value-type="float" office:value="1023" calcext:value-type="float">
            <text:p>1023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office:value-type="float" office:value="961" calcext:value-type="float">
            <text:p>961</text:p>
          </table:table-cell>
          <table:table-cell office:value-type="float" office:value="2633" calcext:value-type="float">
            <text:p>26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31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50.4" calcext:value-type="float">
            <text:p>50.4</text:p>
          </table:table-cell>
          <table:table-cell office:value-type="float" office:value="0.1363636" calcext:value-type="float">
            <text:p>0.1363636</text:p>
          </table:table-cell>
          <table:table-cell office:value-type="float" office:value="0" calcext:value-type="float">
            <text:p>0</text:p>
          </table:table-cell>
          <table:table-cell office:value-type="float" office:value="1.048781" calcext:value-type="float">
            <text:p>1.048781</text:p>
          </table:table-cell>
          <table:table-cell office:value-type="float" office:value="-0.2727273" calcext:value-type="float">
            <text:p>-0.2727273</text:p>
          </table:table-cell>
          <table:table-cell office:value-type="float" office:value="0.08312655" calcext:value-type="float">
            <text:p>0.08312655</text:p>
          </table:table-cell>
          <table:table-cell office:value-type="float" office:value="0.3190761" calcext:value-type="float">
            <text:p>0.3190761</text:p>
          </table:table-cell>
          <table:table-cell office:value-type="float" office:value="0.4668508" calcext:value-type="float">
            <text:p>0.4668508</text:p>
          </table:table-cell>
          <table:table-cell office:value-type="float" office:value="0.2982234" calcext:value-type="float">
            <text:p>0.2982234</text:p>
          </table:table-cell>
          <table:table-cell office:value-type="float" office:value="0.3265306" calcext:value-type="float">
            <text:p>0.3265306</text:p>
          </table:table-cell>
          <table:table-cell office:value-type="float" office:value="-0.1694915" calcext:value-type="float">
            <text:p>-0.1694915</text:p>
          </table:table-cell>
          <table:table-cell office:value-type="float" office:value="0.003131524" calcext:value-type="float">
            <text:p>0.003131524</text:p>
          </table:table-cell>
          <table:table-cell office:value-type="float" office:value="-0.03553114" calcext:value-type="float">
            <text:p>-0.03553114</text:p>
          </table:table-cell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023" calcext:value-type="float">
            <text:p>2023</text:p>
          </table:table-cell>
          <table:table-cell office:value-type="float" office:value="2103" calcext:value-type="float">
            <text:p>2103</text:p>
          </table:table-cell>
          <table:table-cell office:value-type="float" office:value="2961" calcext:value-type="float">
            <text:p>2961</text:p>
          </table:table-cell>
          <table:table-cell office:value-type="float" office:value="1021" calcext:value-type="float">
            <text:p>1021</text:p>
          </table:table-cell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902" calcext:value-type="float">
            <text:p>902</text:p>
          </table:table-cell>
          <table:table-cell office:value-type="float" office:value="2213" calcext:value-type="float">
            <text:p>2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30</text:p>
          </table:table-cell>
          <table:table-cell office:value-type="float" office:value="12.4" calcext:value-type="float">
            <text:p>12.4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58.8" calcext:value-type="float">
            <text:p>58.8</text:p>
          </table:table-cell>
          <table:table-cell office:value-type="float" office:value="0.24" calcext:value-type="float">
            <text:p>0.24</text:p>
          </table:table-cell>
          <table:table-cell office:value-type="float" office:value="0.8947368" calcext:value-type="float">
            <text:p>0.8947368</text:p>
          </table:table-cell>
          <table:table-cell office:value-type="float" office:value="0.1666666" calcext:value-type="float">
            <text:p>0.1666666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1586483" calcext:value-type="float">
            <text:p>0.1586483</text:p>
          </table:table-cell>
          <table:table-cell office:value-type="float" office:value="0.3638132" calcext:value-type="float">
            <text:p>0.3638132</text:p>
          </table:table-cell>
          <table:table-cell office:value-type="float" office:value="0.1152542" calcext:value-type="float">
            <text:p>0.1152542</text:p>
          </table:table-cell>
          <table:table-cell office:value-type="float" office:value="-0.001955034" calcext:value-type="float">
            <text:p>-0.001955034</text:p>
          </table:table-cell>
          <table:table-cell office:value-type="float" office:value="-0.6615385" calcext:value-type="float">
            <text:p>-0.6615385</text:p>
          </table:table-cell>
          <table:table-cell office:value-type="float" office:value="-0.2602041" calcext:value-type="float">
            <text:p>-0.2602041</text:p>
          </table:table-cell>
          <table:table-cell office:value-type="float" office:value="-0.06139438" calcext:value-type="float">
            <text:p>-0.06139438</text:p>
          </table:table-cell>
          <table:table-cell office:value-type="float" office:value="-0.1595139" calcext:value-type="float">
            <text:p>-0.1595139</text:p>
          </table:table-cell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350" calcext:value-type="float">
            <text:p>1350</text:p>
          </table:table-cell>
          <table:table-cell office:value-type="float" office:value="3233" calcext:value-type="float">
            <text:p>3233</text:p>
          </table:table-cell>
          <table:table-cell office:value-type="float" office:value="1350" calcext:value-type="float">
            <text:p>1350</text:p>
          </table:table-cell>
          <table:table-cell office:value-type="float" office:value="885" calcext:value-type="float">
            <text:p>885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753" calcext:value-type="float">
            <text:p>753</text:p>
          </table:table-cell>
          <table:table-cell office:value-type="float" office:value="1558" calcext:value-type="float">
            <text:p>15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31</text:p>
          </table:table-cell>
          <table:table-cell office:value-type="float" office:value="17.7" calcext:value-type="float">
            <text:p>17.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4274195" calcext:value-type="float">
            <text:p>0.4274195</text:p>
          </table:table-cell>
          <table:table-cell office:value-type="float" office:value="1.166667" calcext:value-type="float">
            <text:p>1.166667</text:p>
          </table:table-cell>
          <table:table-cell office:value-type="float" office:value="-0.3299319" calcext:value-type="float">
            <text:p>-0.3299319</text:p>
          </table:table-cell>
          <table:table-cell office:value-type="float" office:value="-1" calcext:value-type="float">
            <text:p>-1</text:p>
          </table:table-cell>
          <table:table-cell office:value-type="float" office:value="-0.3326742" calcext:value-type="float">
            <text:p>-0.3326742</text:p>
          </table:table-cell>
          <table:table-cell office:value-type="float" office:value="0.5373276" calcext:value-type="float">
            <text:p>0.5373276</text:p>
          </table:table-cell>
          <table:table-cell office:value-type="float" office:value="-0.5440729" calcext:value-type="float">
            <text:p>-0.5440729</text:p>
          </table:table-cell>
          <table:table-cell office:value-type="float" office:value="-0.1332027" calcext:value-type="float">
            <text:p>-0.1332027</text:p>
          </table:table-cell>
          <table:table-cell office:value-type="float" office:value="-0.3636364" calcext:value-type="float">
            <text:p>-0.3636364</text:p>
          </table:table-cell>
          <table:table-cell office:value-type="float" office:value="-0.262069" calcext:value-type="float">
            <text:p>-0.262069</text:p>
          </table:table-cell>
          <table:table-cell office:value-type="float" office:value="-0.1651885" calcext:value-type="float">
            <text:p>-0.1651885</text:p>
          </table:table-cell>
          <table:table-cell office:value-type="float" office:value="-0.2959783" calcext:value-type="float">
            <text:p>-0.2959783</text:p>
          </table:table-cell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706" calcext:value-type="float">
            <text:p>706</text:p>
          </table:table-cell>
          <table:table-cell office:value-type="float" office:value="4674" calcext:value-type="float">
            <text:p>4674</text:p>
          </table:table-cell>
          <table:table-cell office:value-type="float" office:value="1076" calcext:value-type="float">
            <text:p>1076</text:p>
          </table:table-cell>
          <table:table-cell office:value-type="float" office:value="686" calcext:value-type="float">
            <text:p>68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442" calcext:value-type="float">
            <text:p>442</text:p>
          </table:table-cell>
          <table:table-cell office:value-type="float" office:value="1119" calcext:value-type="float">
            <text:p>1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6-30</text:p>
          </table:table-cell>
          <table:table-cell office:value-type="float" office:value="19.7" calcext:value-type="float">
            <text:p>19.7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66.4" calcext:value-type="float">
            <text:p>66.4</text:p>
          </table:table-cell>
          <table:table-cell office:value-type="float" office:value="0.1129943" calcext:value-type="float">
            <text:p>0.1129943</text:p>
          </table:table-cell>
          <table:table-cell office:value-type="float" office:value="0.4615384" calcext:value-type="float">
            <text:p>0.4615384</text:p>
          </table:table-cell>
          <table:table-cell office:value-type="float" office:value="0.6852792" calcext:value-type="float">
            <text:p>0.6852792</text:p>
          </table:table-cell>
          <table:table-cell office:value-type="float" office:value="0" calcext:value-type="float">
            <text:p>0</text:p>
          </table:table-cell>
          <table:table-cell office:value-type="float" office:value="-0.477037" calcext:value-type="float">
            <text:p>-0.477037</text:p>
          </table:table-cell>
          <table:table-cell office:value-type="float" office:value="0.4457161" calcext:value-type="float">
            <text:p>0.4457161</text:p>
          </table:table-cell>
          <table:table-cell office:value-type="float" office:value="-0.202963" calcext:value-type="float">
            <text:p>-0.202963</text:p>
          </table:table-cell>
          <table:table-cell office:value-type="float" office:value="-0.2248588" calcext:value-type="float">
            <text:p>-0.2248588</text:p>
          </table:table-cell>
          <table:table-cell office:value-type="float" office:value="0.5" calcext:value-type="float">
            <text:p>0.5</text:p>
          </table:table-cell>
          <table:table-cell office:value-type="float" office:value="0.1028037" calcext:value-type="float">
            <text:p>0.1028037</text:p>
          </table:table-cell>
          <table:table-cell office:value-type="float" office:value="-0.4130146" calcext:value-type="float">
            <text:p>-0.4130146</text:p>
          </table:table-cell>
          <table:table-cell office:value-type="float" office:value="-0.2817715" calcext:value-type="float">
            <text:p>-0.2817715</text:p>
          </table:table-cell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077" calcext:value-type="float">
            <text:p>1077</text:p>
          </table:table-cell>
          <table:table-cell office:value-type="float" office:value="4124" calcext:value-type="float">
            <text:p>4124</text:p>
          </table:table-cell>
          <table:table-cell office:value-type="float" office:value="1225" calcext:value-type="float">
            <text:p>1225</text:p>
          </table:table-cell>
          <table:table-cell office:value-type="float" office:value="1003" calcext:value-type="float">
            <text:p>1003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631" calcext:value-type="float">
            <text:p>6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7-31</text:p>
          </table:table-cell>
          <table:table-cell office:value-type="float" office:value="23.2" calcext:value-type="float">
            <text:p>2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177665" calcext:value-type="float">
            <text:p>0.177665</text:p>
          </table:table-cell>
          <table:table-cell office:value-type="float" office:value="0.1491229" calcext:value-type="float">
            <text:p>0.1491229</text:p>
          </table:table-cell>
          <table:table-cell office:value-type="float" office:value="-0.7259036" calcext:value-type="float">
            <text:p>-0.7259036</text:p>
          </table:table-cell>
          <table:table-cell office:value-type="float" office:value="0" calcext:value-type="float">
            <text:p>0</text:p>
          </table:table-cell>
          <table:table-cell office:value-type="float" office:value="0.5254958" calcext:value-type="float">
            <text:p>0.5254958</text:p>
          </table:table-cell>
          <table:table-cell office:value-type="float" office:value="-0.1176722" calcext:value-type="float">
            <text:p>-0.1176722</text:p>
          </table:table-cell>
          <table:table-cell office:value-type="float" office:value="0.1384758" calcext:value-type="float">
            <text:p>0.1384758</text:p>
          </table:table-cell>
          <table:table-cell office:value-type="float" office:value="0.4620991" calcext:value-type="float">
            <text:p>0.4620991</text:p>
          </table:table-cell>
          <table:table-cell office:value-type="float" office:value="-0.1904762" calcext:value-type="float">
            <text:p>-0.1904762</text:p>
          </table:table-cell>
          <table:table-cell office:value-type="float" office:value="-0.4491525" calcext:value-type="float">
            <text:p>-0.4491525</text:p>
          </table:table-cell>
          <table:table-cell office:value-type="float" office:value="-0.5135747" calcext:value-type="float">
            <text:p>-0.5135747</text:p>
          </table:table-cell>
          <table:table-cell office:value-type="float" office:value="-0.4361037" calcext:value-type="float">
            <text:p>-0.4361037</text:p>
          </table:table-cell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60" calcext:value-type="float">
            <text:p>160</text:p>
          </table:table-cell>
          <table:table-cell office:value-type="float" office:value="517" calcext:value-type="float">
            <text:p>517</text:p>
          </table:table-cell>
          <table:table-cell office:value-type="float" office:value="981" calcext:value-type="float">
            <text:p>981</text:p>
          </table:table-cell>
          <table:table-cell office:value-type="float" office:value="802" calcext:value-type="float">
            <text:p>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98" calcext:value-type="float">
            <text:p>298</text:p>
          </table:table-cell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8-31</text:p>
          </table:table-cell>
          <table:table-cell office:value-type="float" office:value="23.9" calcext:value-type="float">
            <text:p>23.9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3017236" calcext:value-type="float">
            <text:p>0.03017236</text:p>
          </table:table-cell>
          <table:table-cell office:value-type="float" office:value="-0.03053439" calcext:value-type="float">
            <text:p>-0.03053439</text:p>
          </table:table-cell>
          <table:table-cell office:value-type="float" office:value="1.417582" calcext:value-type="float">
            <text:p>1.417582</text:p>
          </table:table-cell>
          <table:table-cell office:value-type="float" office:value="0" calcext:value-type="float">
            <text:p>0</text:p>
          </table:table-cell>
          <table:table-cell office:value-type="float" office:value="-0.8514392" calcext:value-type="float">
            <text:p>-0.8514392</text:p>
          </table:table-cell>
          <table:table-cell office:value-type="float" office:value="-0.8746363" calcext:value-type="float">
            <text:p>-0.8746363</text:p>
          </table:table-cell>
          <table:table-cell office:value-type="float" office:value="-0.1991837" calcext:value-type="float">
            <text:p>-0.1991837</text:p>
          </table:table-cell>
          <table:table-cell office:value-type="float" office:value="-0.2003988" calcext:value-type="float">
            <text:p>-0.2003988</text:p>
          </table:table-cell>
          <table:table-cell office:value-type="float" office:value="0.1764706" calcext:value-type="float">
            <text:p>0.1764706</text:p>
          </table:table-cell>
          <table:table-cell office:value-type="float" office:value="-0.3538462" calcext:value-type="float">
            <text:p>-0.3538462</text:p>
          </table:table-cell>
          <table:table-cell office:value-type="float" office:value="0.3860465" calcext:value-type="float">
            <text:p>0.3860465</text:p>
          </table:table-cell>
          <table:table-cell office:value-type="float" office:value="0.0459588" calcext:value-type="float">
            <text:p>0.0459588</text:p>
          </table:table-cell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office:value-type="float" office:value="941" calcext:value-type="float">
            <text:p>941</text:p>
          </table:table-cell>
          <table:table-cell office:value-type="float" office:value="640" calcext:value-type="float">
            <text:p>640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608" calcext:value-type="float">
            <text:p>6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9-30</text:p>
          </table:table-cell>
          <table:table-cell office:value-type="float" office:value="21.8" calcext:value-type="float">
            <text:p>21.8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-0.08786613" calcext:value-type="float">
            <text:p>-0.08786613</text:p>
          </table:table-cell>
          <table:table-cell office:value-type="float" office:value="-0.007873971" calcext:value-type="float">
            <text:p>-0.007873971</text:p>
          </table:table-cell>
          <table:table-cell office:value-type="float" office:value="0.02727274" calcext:value-type="float">
            <text:p>0.02727274</text:p>
          </table:table-cell>
          <table:table-cell office:value-type="float" office:value="0" calcext:value-type="float">
            <text:p>0</text:p>
          </table:table-cell>
          <table:table-cell office:value-type="float" office:value="-0.7375" calcext:value-type="float">
            <text:p>-0.7375</text:p>
          </table:table-cell>
          <table:table-cell office:value-type="float" office:value="-0.6615087" calcext:value-type="float">
            <text:p>-0.6615087</text:p>
          </table:table-cell>
          <table:table-cell office:value-type="float" office:value="-0.04077472" calcext:value-type="float">
            <text:p>-0.04077472</text:p>
          </table:table-cell>
          <table:table-cell office:value-type="float" office:value="-0.201995" calcext:value-type="float">
            <text:p>-0.201995</text:p>
          </table:table-cell>
          <table:table-cell office:value-type="float" office:value="0.3" calcext:value-type="float">
            <text:p>0.3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-0.3489933" calcext:value-type="float">
            <text:p>-0.3489933</text:p>
          </table:table-cell>
          <table:table-cell office:value-type="float" office:value="-0.07878788" calcext:value-type="float">
            <text:p>-0.07878788</text:p>
          </table:table-cell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89" calcext:value-type="float">
            <text:p>189</text:p>
          </table:table-cell>
          <table:table-cell office:value-type="float" office:value="470" calcext:value-type="float">
            <text:p>470</text:p>
          </table:table-cell>
          <table:table-cell office:value-type="float" office:value="966" calcext:value-type="float">
            <text:p>966</text:p>
          </table:table-cell>
          <table:table-cell office:value-type="float" office:value="716" calcext:value-type="float">
            <text:p>716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76" calcext:value-type="float">
            <text:p>176</text:p>
          </table:table-cell>
          <table:table-cell office:value-type="float" office:value="544" calcext:value-type="float">
            <text:p>5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0-31</text:p>
          </table:table-cell>
          <table:table-cell office:value-type="float" office:value="15" calcext:value-type="float">
            <text:p>15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-0.3119266" calcext:value-type="float">
            <text:p>-0.3119266</text:p>
          </table:table-cell>
          <table:table-cell office:value-type="float" office:value="-0.4285715" calcext:value-type="float">
            <text:p>-0.4285715</text:p>
          </table:table-cell>
          <table:table-cell office:value-type="float" office:value="-0.5663717" calcext:value-type="float">
            <text:p>-0.566371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.685714" calcext:value-type="float">
            <text:p>1.685714</text:p>
          </table:table-cell>
          <table:table-cell office:value-type="float" office:value="0.02656748" calcext:value-type="float">
            <text:p>0.02656748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-0.07692308" calcext:value-type="float">
            <text:p>-0.07692308</text:p>
          </table:table-cell>
          <table:table-cell office:value-type="float" office:value="-0.04285714" calcext:value-type="float">
            <text:p>-0.04285714</text:p>
          </table:table-cell>
          <table:table-cell office:value-type="float" office:value="-0.09278351" calcext:value-type="float">
            <text:p>-0.09278351</text:p>
          </table:table-cell>
          <table:table-cell office:value-type="float" office:value="-0.1052632" calcext:value-type="float">
            <text:p>-0.1052632</text:p>
          </table:table-cell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office:value-type="float" office:value="1087" calcext:value-type="float">
            <text:p>1087</text:p>
          </table:table-cell>
          <table:table-cell office:value-type="float" office:value="879" calcext:value-type="float">
            <text:p>879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212" calcext:value-type="float">
            <text:p>212</text:p>
          </table:table-cell>
          <table:table-cell office:value-type="float" office:value="602" calcext:value-type="float">
            <text:p>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1-30</text:p>
          </table:table-cell>
          <table:table-cell office:value-type="float" office:value="9.6" calcext:value-type="float">
            <text:p>9.6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56.8" calcext:value-type="float">
            <text:p>56.8</text:p>
          </table:table-cell>
          <table:table-cell office:value-type="float" office:value="-0.36" calcext:value-type="float">
            <text:p>-0.36</text:p>
          </table:table-cell>
          <table:table-cell office:value-type="float" office:value="-0.6666666" calcext:value-type="float">
            <text:p>-0.6666666</text:p>
          </table:table-cell>
          <table:table-cell office:value-type="float" office:value="1.897959" calcext:value-type="float">
            <text:p>1.897959</text:p>
          </table:table-cell>
          <table:table-cell office:value-type="float" office:value="1" calcext:value-type="float">
            <text:p>1</text:p>
          </table:table-cell>
          <table:table-cell office:value-type="float" office:value="-0.2063492" calcext:value-type="float">
            <text:p>-0.2063492</text:p>
          </table:table-cell>
          <table:table-cell office:value-type="float" office:value="-0.5914894" calcext:value-type="float">
            <text:p>-0.5914894</text:p>
          </table:table-cell>
          <table:table-cell office:value-type="float" office:value="0.1252588" calcext:value-type="float">
            <text:p>0.1252588</text:p>
          </table:table-cell>
          <table:table-cell office:value-type="float" office:value="0.2276536" calcext:value-type="float">
            <text:p>0.2276536</text:p>
          </table:table-cell>
          <table:table-cell office:value-type="float" office:value="0.08333333" calcext:value-type="float">
            <text:p>0.08333333</text:p>
          </table:table-cell>
          <table:table-cell office:value-type="float" office:value="-0.08955224" calcext:value-type="float">
            <text:p>-0.08955224</text:p>
          </table:table-cell>
          <table:table-cell office:value-type="float" office:value="0.2045455" calcext:value-type="float">
            <text:p>0.2045455</text:p>
          </table:table-cell>
          <table:table-cell office:value-type="float" office:value="0.1066176" calcext:value-type="float">
            <text:p>0.1066176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957" calcext:value-type="float">
            <text:p>957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office:value-type="float" office:value="632" calcext:value-type="float">
            <text:p>6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2-31</text:p>
          </table:table-cell>
          <table:table-cell office:value-type="float" office:value="9.4" calcext:value-type="float">
            <text:p>9.4</text:p>
          </table:table-cell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25.4" calcext:value-type="float">
            <text:p>25.4</text:p>
          </table:table-cell>
          <table:table-cell office:value-type="float" office:value="-0.02083341" calcext:value-type="float">
            <text:p>-0.02083341</text:p>
          </table:table-cell>
          <table:table-cell office:value-type="float" office:value="0" calcext:value-type="float">
            <text:p>0</text:p>
          </table:table-cell>
          <table:table-cell office:value-type="float" office:value="-0.5528169" calcext:value-type="float">
            <text:p>-0.5528169</text:p>
          </table:table-cell>
          <table:table-cell office:value-type="float" office:value="0.5" calcext:value-type="float">
            <text:p>0.5</text:p>
          </table:table-cell>
          <table:table-cell office:value-type="float" office:value="-0.6533333" calcext:value-type="float">
            <text:p>-0.6533333</text:p>
          </table:table-cell>
          <table:table-cell office:value-type="float" office:value="-0.640625" calcext:value-type="float">
            <text:p>-0.640625</text:p>
          </table:table-cell>
          <table:table-cell office:value-type="float" office:value="-0.1195952" calcext:value-type="float">
            <text:p>-0.1195952</text:p>
          </table:table-cell>
          <table:table-cell office:value-type="float" office:value="-0.09101251" calcext:value-type="float">
            <text:p>-0.09101251</text:p>
          </table:table-cell>
          <table:table-cell office:value-type="float" office:value="-0.03846154" calcext:value-type="float">
            <text:p>-0.03846154</text:p>
          </table:table-cell>
          <table:table-cell office:value-type="float" office:value="-0.1803279" calcext:value-type="float">
            <text:p>-0.1803279</text:p>
          </table:table-cell>
          <table:table-cell office:value-type="float" office:value="0.1556604" calcext:value-type="float">
            <text:p>0.1556604</text:p>
          </table:table-cell>
          <table:table-cell office:value-type="float" office:value="0.04983389" calcext:value-type="float">
            <text:p>0.04983389</text:p>
          </table:table-cell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1383" calcext:value-type="float">
            <text:p>1383</text:p>
          </table:table-cell>
          <table:table-cell office:value-type="float" office:value="1220" calcext:value-type="float">
            <text:p>1220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485" calcext:value-type="float">
            <text:p>485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31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-0.287234" calcext:value-type="float">
            <text:p>-0.287234</text:p>
          </table:table-cell>
          <table:table-cell office:value-type="float" office:value="-0.7916667" calcext:value-type="float">
            <text:p>-0.7916667</text:p>
          </table:table-cell>
          <table:table-cell office:value-type="float" office:value="0.8897638" calcext:value-type="float">
            <text:p>0.8897638</text:p>
          </table:table-cell>
          <table:table-cell office:value-type="float" office:value="0.6666667" calcext:value-type="float">
            <text:p>0.6666667</text:p>
          </table:table-cell>
          <table:table-cell office:value-type="float" office:value="2.576923" calcext:value-type="float">
            <text:p>2.576923</text:p>
          </table:table-cell>
          <table:table-cell office:value-type="float" office:value="1.391304" calcext:value-type="float">
            <text:p>1.391304</text:p>
          </table:table-cell>
          <table:table-cell office:value-type="float" office:value="0.4451411" calcext:value-type="float">
            <text:p>0.4451411</text:p>
          </table:table-cell>
          <table:table-cell office:value-type="float" office:value="0.5269086" calcext:value-type="float">
            <text:p>0.5269086</text:p>
          </table:table-cell>
          <table:table-cell office:value-type="float" office:value="1.56" calcext:value-type="float">
            <text:p>1.56</text:p>
          </table:table-cell>
          <table:table-cell office:value-type="float" office:value="2.76" calcext:value-type="float">
            <text:p>2.76</text:p>
          </table:table-cell>
          <table:table-cell office:value-type="float" office:value="0.9795918" calcext:value-type="float">
            <text:p>0.9795918</text:p>
          </table:table-cell>
          <table:table-cell office:value-type="float" office:value="1.637658" calcext:value-type="float">
            <text:p>1.637658</text:p>
          </table:table-cell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695" calcext:value-type="float">
            <text:p>1695</text:p>
          </table:table-cell>
          <table:table-cell office:value-type="float" office:value="1495" calcext:value-type="float">
            <text:p>1495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709" calcext:value-type="float">
            <text:p>709</text:p>
          </table:table-cell>
          <table:table-cell office:value-type="float" office:value="2671" calcext:value-type="float">
            <text:p>2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7-02-28</text:p>
          </table:table-cell>
          <table:table-cell office:value-type="float" office:value="9.3" calcext:value-type="float">
            <text:p>9.3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43.4" calcext:value-type="float">
            <text:p>43.4</text:p>
          </table:table-cell>
          <table:table-cell office:value-type="float" office:value="0.3880598" calcext:value-type="float">
            <text:p>0.3880598</text:p>
          </table:table-cell>
          <table:table-cell office:value-type="float" office:value="6.6" calcext:value-type="float">
            <text:p>6.6</text:p>
          </table:table-cell>
          <table:table-cell office:value-type="float" office:value="-0.0958333" calcext:value-type="float">
            <text:p>-0.0958333</text:p>
          </table:table-cell>
          <table:table-cell office:value-type="float" office:value="-0.9333333" calcext:value-type="float">
            <text:p>-0.9333333</text:p>
          </table:table-cell>
          <table:table-cell office:value-type="float" office:value="-0.6666667" calcext:value-type="float">
            <text:p>-0.6666667</text:p>
          </table:table-cell>
          <table:table-cell office:value-type="float" office:value="-0.5575758" calcext:value-type="float">
            <text:p>-0.5575758</text:p>
          </table:table-cell>
          <table:table-cell office:value-type="float" office:value="0.2255965" calcext:value-type="float">
            <text:p>0.2255965</text:p>
          </table:table-cell>
          <table:table-cell office:value-type="float" office:value="0.2254098" calcext:value-type="float">
            <text:p>0.2254098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-0.02659574" calcext:value-type="float">
            <text:p>-0.02659574</text:p>
          </table:table-cell>
          <table:table-cell office:value-type="float" office:value="0.4618557" calcext:value-type="float">
            <text:p>0.4618557</text:p>
          </table:table-cell>
          <table:table-cell office:value-type="float" office:value="0.6022795" calcext:value-type="float">
            <text:p>0.6022795</text:p>
          </table:table-cell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25" calcext:value-type="float">
            <text:p>1825</text:p>
          </table:table-cell>
          <table:table-cell office:value-type="float" office:value="1729" calcext:value-type="float">
            <text:p>1729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919" calcext:value-type="float">
            <text:p>919</text:p>
          </table:table-cell>
          <table:table-cell office:value-type="float" office:value="2935" calcext:value-type="float">
            <text:p>29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3-31</text:p>
          </table:table-cell>
          <table:table-cell office:value-type="float" office:value="13.4" calcext:value-type="float">
            <text:p>13.4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0.4408601" calcext:value-type="float">
            <text:p>0.4408601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-0.3133641" calcext:value-type="float">
            <text:p>-0.3133641</text:p>
          </table:table-cell>
          <table:table-cell office:value-type="float" office:value="0" calcext:value-type="float">
            <text:p>0</text:p>
          </table:table-cell>
          <table:table-cell office:value-type="float" office:value="-0.483871" calcext:value-type="float">
            <text:p>-0.483871</text:p>
          </table:table-cell>
          <table:table-cell office:value-type="float" office:value="-0.9452055" calcext:value-type="float">
            <text:p>-0.9452055</text:p>
          </table:table-cell>
          <table:table-cell office:value-type="float" office:value="0.07669617" calcext:value-type="float">
            <text:p>0.07669617</text:p>
          </table:table-cell>
          <table:table-cell office:value-type="float" office:value="0.1565217" calcext:value-type="float">
            <text:p>0.1565217</text:p>
          </table:table-cell>
          <table:table-cell office:value-type="float" office:value="-0.05063291" calcext:value-type="float">
            <text:p>-0.05063291</text:p>
          </table:table-cell>
          <table:table-cell office:value-type="float" office:value="-0.1639344" calcext:value-type="float">
            <text:p>-0.1639344</text:p>
          </table:table-cell>
          <table:table-cell office:value-type="float" office:value="0.2961918" calcext:value-type="float">
            <text:p>0.2961918</text:p>
          </table:table-cell>
          <table:table-cell office:value-type="float" office:value="0.09883939" calcext:value-type="float">
            <text:p>0.09883939</text:p>
          </table:table-cell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49" calcext:value-type="float">
            <text:p>1249</text:p>
          </table:table-cell>
          <table:table-cell office:value-type="float" office:value="1184" calcext:value-type="float">
            <text:p>118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63" calcext:value-type="float">
            <text:p>563</text:p>
          </table:table-cell>
          <table:table-cell office:value-type="float" office:value="1301" calcext:value-type="float">
            <text:p>1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4-30</text:p>
          </table:table-cell>
          <table:table-cell office:value-type="float" office:value="14.5" calcext:value-type="float">
            <text:p>14.5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8208958" calcext:value-type="float">
            <text:p>0.08208958</text:p>
          </table:table-cell>
          <table:table-cell office:value-type="float" office:value="-0.07692301" calcext:value-type="float">
            <text:p>-0.07692301</text:p>
          </table:table-cell>
          <table:table-cell office:value-type="float" office:value="-0.4630872" calcext:value-type="float">
            <text:p>-0.4630872</text:p>
          </table:table-cell>
          <table:table-cell office:value-type="float" office:value="1" calcext:value-type="float">
            <text:p>1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5" calcext:value-type="float">
            <text:p>-0.5</text:p>
          </table:table-cell>
          <table:table-cell office:value-type="float" office:value="-0.3156164" calcext:value-type="float">
            <text:p>-0.3156164</text:p>
          </table:table-cell>
          <table:table-cell office:value-type="float" office:value="-0.3152111" calcext:value-type="float">
            <text:p>-0.3152111</text:p>
          </table:table-cell>
          <table:table-cell office:value-type="float" office:value="-0.68" calcext:value-type="float">
            <text:p>-0.68</text:p>
          </table:table-cell>
          <table:table-cell office:value-type="float" office:value="-0.6666667" calcext:value-type="float">
            <text:p>-0.6666667</text:p>
          </table:table-cell>
          <table:table-cell office:value-type="float" office:value="-0.3873776" calcext:value-type="float">
            <text:p>-0.3873776</text:p>
          </table:table-cell>
          <table:table-cell office:value-type="float" office:value="-0.5567291" calcext:value-type="float">
            <text:p>-0.5567291</text:p>
          </table:table-cell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27" calcext:value-type="float">
            <text:p>1427</text:p>
          </table:table-cell>
          <table:table-cell office:value-type="float" office:value="1375" calcext:value-type="float">
            <text:p>137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84" calcext:value-type="float">
            <text:p>384</text:p>
          </table:table-cell>
          <table:table-cell office:value-type="float" office:value="1185" calcext:value-type="float">
            <text:p>1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5-31</text:p>
          </table:table-cell>
          <table:table-cell office:value-type="float" office:value="18.6" calcext:value-type="float">
            <text:p>18.6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0.2827586" calcext:value-type="float">
            <text:p>0.2827586</text:p>
          </table:table-cell>
          <table:table-cell office:value-type="float" office:value="0.8333333" calcext:value-type="float">
            <text:p>0.8333333</text:p>
          </table:table-cell>
          <table:table-cell office:value-type="float" office:value="3.05" calcext:value-type="float">
            <text:p>3.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42514" calcext:value-type="float">
            <text:p>0.142514</text:p>
          </table:table-cell>
          <table:table-cell office:value-type="float" office:value="0.1613176" calcext:value-type="float">
            <text:p>0.1613176</text:p>
          </table:table-cell>
          <table:table-cell office:value-type="float" office:value="0.25" calcext:value-type="float">
            <text:p>0.25</text:p>
          </table:table-cell>
          <table:table-cell office:value-type="float" office:value="0.09803922" calcext:value-type="float">
            <text:p>0.09803922</text:p>
          </table:table-cell>
          <table:table-cell office:value-type="float" office:value="-0.3179396" calcext:value-type="float">
            <text:p>-0.3179396</text:p>
          </table:table-cell>
          <table:table-cell office:value-type="float" office:value="-0.08916218" calcext:value-type="float">
            <text:p>-0.08916218</text:p>
          </table:table-cell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1075" calcext:value-type="float">
            <text:p>1075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42" calcext:value-type="float">
            <text:p>342</text:p>
          </table:table-cell>
          <table:table-cell office:value-type="float" office:value="909" calcext:value-type="float">
            <text:p>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6-30</text:p>
          </table:table-cell>
          <table:table-cell office:value-type="float" office:value="21.9" calcext:value-type="float">
            <text:p>21.9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0.1774193" calcext:value-type="float">
            <text:p>0.1774193</text:p>
          </table:table-cell>
          <table:table-cell office:value-type="float" office:value="0.4318182" calcext:value-type="float">
            <text:p>0.4318182</text:p>
          </table:table-cell>
          <table:table-cell office:value-type="float" office:value="-0.1790124" calcext:value-type="float">
            <text:p>-0.1790124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1" calcext:value-type="float">
            <text:p>-1</text:p>
          </table:table-cell>
          <table:table-cell office:value-type="float" office:value="-0.2116328" calcext:value-type="float">
            <text:p>-0.2116328</text:p>
          </table:table-cell>
          <table:table-cell office:value-type="float" office:value="-0.2181818" calcext:value-type="float">
            <text:p>-0.2181818</text:p>
          </table:table-cell>
          <table:table-cell office:value-type="float" office:value="0.1333333" calcext:value-type="float">
            <text:p>0.1333333</text:p>
          </table:table-cell>
          <table:table-cell office:value-type="float" office:value="0.1964286" calcext:value-type="float">
            <text:p>0.1964286</text:p>
          </table:table-cell>
          <table:table-cell office:value-type="float" office:value="-0.109375" calcext:value-type="float">
            <text:p>-0.109375</text:p>
          </table:table-cell>
          <table:table-cell office:value-type="float" office:value="-0.2329114" calcext:value-type="float">
            <text:p>-0.2329114</text:p>
          </table:table-cell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1112" calcext:value-type="float">
            <text:p>111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office:value-type="float" office:value="637" calcext:value-type="float">
            <text:p>6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7-31</text:p>
          </table:table-cell>
          <table:table-cell office:value-type="float" office:value="22.1" calcext:value-type="float">
            <text:p>22.1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0.009132455" calcext:value-type="float">
            <text:p>0.009132455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0.7819549" calcext:value-type="float">
            <text:p>0.7819549</text:p>
          </table:table-cell>
          <table:table-cell office:value-type="float" office:value="0" calcext:value-type="float">
            <text:p>0</text:p>
          </table:table-cell>
          <table:table-cell office:value-type="float" office:value="-0.2173913" calcext:value-type="float">
            <text:p>-0.2173913</text:p>
          </table:table-cell>
          <table:table-cell office:value-type="float" office:value="0" calcext:value-type="float">
            <text:p>0</text:p>
          </table:table-cell>
          <table:table-cell office:value-type="float" office:value="0.03377778" calcext:value-type="float">
            <text:p>0.03377778</text:p>
          </table:table-cell>
          <table:table-cell office:value-type="float" office:value="0.0344186" calcext:value-type="float">
            <text:p>0.0344186</text:p>
          </table:table-cell>
          <table:table-cell office:value-type="float" office:value="-0.4705882" calcext:value-type="float">
            <text:p>-0.4705882</text:p>
          </table:table-cell>
          <table:table-cell office:value-type="float" office:value="-0.3432836" calcext:value-type="float">
            <text:p>-0.3432836</text:p>
          </table:table-cell>
          <table:table-cell office:value-type="float" office:value="-0.3099415" calcext:value-type="float">
            <text:p>-0.3099415</text:p>
          </table:table-cell>
          <table:table-cell office:value-type="float" office:value="-0.2992299" calcext:value-type="float">
            <text:p>-0.2992299</text:p>
          </table:table-cell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854" calcext:value-type="float">
            <text:p>85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8-31</text:p>
          </table:table-cell>
          <table:table-cell office:value-type="float" office:value="21.5" calcext:value-type="float">
            <text:p>21.5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.2</text:p>
          </table:table-cell>
          <table:table-cell office:value-type="float" office:value="-0.02714934" calcext:value-type="float">
            <text:p>-0.02714934</text:p>
          </table:table-cell>
          <table:table-cell office:value-type="float" office:value="-0.09848486" calcext:value-type="float">
            <text:p>-0.09848486</text:p>
          </table:table-cell>
          <table:table-cell office:value-type="float" office:value="-0.3227849" calcext:value-type="float">
            <text:p>-0.3227849</text:p>
          </table:table-cell>
          <table:table-cell office:value-type="float" office:value="0" calcext:value-type="float">
            <text:p>0</text:p>
          </table:table-cell>
          <table:table-cell office:value-type="float" office:value="0.2222222" calcext:value-type="float">
            <text:p>0.2222222</text:p>
          </table:table-cell>
          <table:table-cell office:value-type="float" office:value="0" calcext:value-type="float">
            <text:p>0</text:p>
          </table:table-cell>
          <table:table-cell office:value-type="float" office:value="-0.2141015" calcext:value-type="float">
            <text:p>-0.2141015</text:p>
          </table:table-cell>
          <table:table-cell office:value-type="float" office:value="-0.2320144" calcext:value-type="float">
            <text:p>-0.2320144</text:p>
          </table:table-cell>
          <table:table-cell office:value-type="float" office:value="0.5555556" calcext:value-type="float">
            <text:p>0.5555556</text:p>
          </table:table-cell>
          <table:table-cell office:value-type="float" office:value="-0.06818182" calcext:value-type="float">
            <text:p>-0.06818182</text:p>
          </table:table-cell>
          <table:table-cell office:value-type="float" office:value="-0.02118644" calcext:value-type="float">
            <text:p>-0.02118644</text:p>
          </table:table-cell>
          <table:table-cell office:value-type="float" office:value="0.01726845" calcext:value-type="float">
            <text:p>0.01726845</text:p>
          </table:table-cell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36" calcext:value-type="float">
            <text:p>236</text:p>
          </table:table-cell>
          <table:table-cell office:value-type="float" office:value="589" calcext:value-type="float">
            <text:p>5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9-30</text:p>
          </table:table-cell>
          <table:table-cell office:value-type="float" office:value="18.3" calcext:value-type="float">
            <text:p>18.3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-0.1488372" calcext:value-type="float">
            <text:p>-0.1488372</text:p>
          </table:table-cell>
          <table:table-cell office:value-type="float" office:value="-0.1764705" calcext:value-type="float">
            <text:p>-0.1764705</text:p>
          </table:table-cell>
          <table:table-cell office:value-type="float" office:value="-0.08722739" calcext:value-type="float">
            <text:p>-0.08722739</text:p>
          </table:table-cell>
          <table:table-cell office:value-type="float" office:value="0" calcext:value-type="float">
            <text:p>0</text:p>
          </table:table-cell>
          <table:table-cell office:value-type="float" office:value="-0.8636364" calcext:value-type="float">
            <text:p>-0.8636364</text:p>
          </table:table-cell>
          <table:table-cell office:value-type="float" office:value="0" calcext:value-type="float">
            <text:p>0</text:p>
          </table:table-cell>
          <table:table-cell office:value-type="float" office:value="-0.8446389" calcext:value-type="float">
            <text:p>-0.8446389</text:p>
          </table:table-cell>
          <table:table-cell office:value-type="float" office:value="-0.8466042" calcext:value-type="float">
            <text:p>-0.8466042</text:p>
          </table:table-cell>
          <table:table-cell office:value-type="float" office:value="0.1428571" calcext:value-type="float">
            <text:p>0.1428571</text:p>
          </table:table-cell>
          <table:table-cell office:value-type="float" office:value="-0.1463415" calcext:value-type="float">
            <text:p>-0.1463415</text:p>
          </table:table-cell>
          <table:table-cell office:value-type="float" office:value="0.02164502" calcext:value-type="float">
            <text:p>0.02164502</text:p>
          </table:table-cell>
          <table:table-cell office:value-type="float" office:value="-0.09104938" calcext:value-type="float">
            <text:p>-0.09104938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280" calcext:value-type="float">
            <text:p>280</text:p>
          </table:table-cell>
          <table:table-cell office:value-type="float" office:value="707" calcext:value-type="float">
            <text:p>7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10-31</text:p>
          </table:table-cell>
          <table:table-cell office:value-type="float" office:value="16.3" calcext:value-type="float">
            <text:p>16.3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-0.1092896" calcext:value-type="float">
            <text:p>-0.1092896</text:p>
          </table:table-cell>
          <table:table-cell office:value-type="float" office:value="-0.07142855" calcext:value-type="float">
            <text:p>-0.07142855</text:p>
          </table:table-cell>
          <table:table-cell office:value-type="float" office:value="-0.6177474" calcext:value-type="float">
            <text:p>-0.6177474</text:p>
          </table:table-cell>
          <table:table-cell office:value-type="float" office:value="0" calcext:value-type="float">
            <text:p>0</text:p>
          </table:table-cell>
          <table:table-cell office:value-type="float" office:value="-0.6666667" calcext:value-type="float">
            <text:p>-0.6666667</text:p>
          </table:table-cell>
          <table:table-cell office:value-type="float" office:value="0" calcext:value-type="float">
            <text:p>0</text:p>
          </table:table-cell>
          <table:table-cell office:value-type="float" office:value="-0.8732394" calcext:value-type="float">
            <text:p>-0.8732394</text:p>
          </table:table-cell>
          <table:table-cell office:value-type="float" office:value="-0.9236641" calcext:value-type="float">
            <text:p>-0.9236641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7428571" calcext:value-type="float">
            <text:p>0.7428571</text:p>
          </table:table-cell>
          <table:table-cell office:value-type="float" office:value="0.1864407" calcext:value-type="float">
            <text:p>0.1864407</text:p>
          </table:table-cell>
          <table:table-cell office:value-type="float" office:value="0.2003396" calcext:value-type="float">
            <text:p>0.2003396</text:p>
          </table:table-cell>
        </table:table-row>
      </table:table>
      <table:table table:name="enqs" table:style-name="ta1">
        <table:shapes>
          <draw:frame draw:z-index="0" draw:style-name="gr1" draw:text-style-name="P1" svg:width="619.85pt" svg:height="348.63pt" svg:x="70.27pt" svg:y="14.31pt">
            <loext:p draw:notify-on-update-of-ranges="xncas1.A2:xncas1.A59 xncas1.D1:xncas1.D1 xncas1.D2:xncas1.D59 xncas1.E1:xncas1.E1 xncas1.E2:xncas1.E59 xncas1.F1:xncas1.F1 xncas1.F2:xncas1.F59 xncas1.G1:xncas1.G1 xncas1.G2:xncas1.G59 xncas1.I1:xncas1.I1 xncas1.I2:xncas1.I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table table:name="wthrs" table:style-name="ta1">
        <table:shapes>
          <draw:frame draw:z-index="0" draw:style-name="gr1" draw:text-style-name="P1" svg:width="655.91pt" svg:height="368.93pt" svg:x="23.44pt" svg:y="12.81pt">
            <loext:p draw:notify-on-update-of-ranges="xncas1.A2:xncas1.A59 xncas1.A1:xncas1.A59 xncas1.L1:xncas1.L1 xncas1.L2:xncas1.L59 xncas1.A1:xncas1.A59 xncas1.M1:xncas1.M1 xncas1.M2:xncas1.M59 xncas1.A1:xncas1.A59 xncas1.N1:xncas1.N1 xncas1.N2:xncas1.N59 xncas1.A1:xncas1.A59 xncas1.O1:xncas1.O1 xncas1.O2:xncas1.O5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08:29:21.912812695</dc:date>
    <meta:editing-duration>PT1M36S</meta:editing-duration>
    <meta:editing-cycles>1</meta:editing-cycles>
    <meta:document-statistic meta:table-count="3" meta:cell-count="1593" meta:object-count="2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68cm" svg:height="12.3cm" xlink:href=".." xlink:type="simple" chart:class="chart:line" chart:style-name="ch1">
        <chart:legend chart:legend-position="end" svg:x="19.307cm" svg:y="4.855cm" style:legend-expansion="high" chart:style-name="ch2"/>
        <chart:plot-area chart:style-name="ch3" table:cell-range-address="xncas1.A2:xncas1.A59 xncas1.D1:xncas1.G59 xncas1.I1:xncas1.I59" chart:data-source-has-labels="both" svg:x="0.437cm" svg:y="0.246cm" svg:width="18.433cm" svg:height="11.808cm">
          <chartooo:coordinate-region svg:x="1.614cm" svg:y="0.246cm" svg:width="17.256cm" svg:height="10.218cm"/>
          <chart:axis chart:dimension="x" chart:name="primary-x" chart:style-name="ch4" chartooo:axis-type="auto">
            <chartooo:date-scale/>
            <chart:categories table:cell-range-address="xncas1.A2:xncas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xncas1.D2:xncas1.D59" chart:label-cell-address="xncas1.D1:xncas1.D1" chart:class="chart:line">
            <chart:data-point chart:repeated="58"/>
          </chart:series>
          <chart:series chart:style-name="ch8" chart:values-cell-range-address="xncas1.E2:xncas1.E59" chart:label-cell-address="xncas1.E1:xncas1.E1" chart:class="chart:line">
            <chart:data-point chart:repeated="58"/>
          </chart:series>
          <chart:series chart:style-name="ch9" chart:values-cell-range-address="xncas1.F2:xncas1.F59" chart:label-cell-address="xncas1.F1:xncas1.F1" chart:class="chart:line">
            <chart:data-point chart:repeated="58"/>
          </chart:series>
          <chart:series chart:style-name="ch10" chart:values-cell-range-address="xncas1.G2:xncas1.G59" chart:label-cell-address="xncas1.G1:xncas1.G1" chart:class="chart:line">
            <chart:data-point chart:repeated="58"/>
          </chart:series>
          <chart:series chart:style-name="ch11" chart:values-cell-range-address="xncas1.I2:xncas1.I59" chart:label-cell-address="xncas1.I1:xncas1.I1" chart:class="chart:line">
            <chart:data-point chart:repeated="5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pct</text:p>
                <draw:g>
                  <svg:desc>xncas1.D1:xncas1.D1</svg:desc>
                </draw:g>
              </table:table-cell>
              <table:table-cell office:value-type="string">
                <text:p>action1</text:p>
                <draw:g>
                  <svg:desc>xncas1.E1:xncas1.E1</svg:desc>
                </draw:g>
              </table:table-cell>
              <table:table-cell office:value-type="string">
                <text:p>claims</text:p>
                <draw:g>
                  <svg:desc>xncas1.F1:xncas1.F1</svg:desc>
                </draw:g>
              </table:table-cell>
              <table:table-cell office:value-type="string">
                <text:p>repudns</text:p>
                <draw:g>
                  <svg:desc>xncas1.G1:xncas1.G1</svg:desc>
                </draw:g>
              </table:table-cell>
              <table:table-cell office:value-type="string">
                <text:p>enqs</text:p>
                <draw:g>
                  <svg:desc>xncas1.I1:xncas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</text:p>
                <draw:g>
                  <svg:desc>xncas1.A2:xncas1.A59</svg:desc>
                </draw:g>
              </table:table-cell>
              <table:table-cell office:value-type="float" office:value="1932">
                <text:p>1932</text:p>
                <draw:g>
                  <svg:desc>xncas1.D2:xncas1.D59</svg:desc>
                </draw:g>
              </table:table-cell>
              <table:table-cell office:value-type="float" office:value="1372">
                <text:p>1372</text:p>
                <draw:g>
                  <svg:desc>xncas1.E2:xncas1.E59</svg:desc>
                </draw:g>
              </table:table-cell>
              <table:table-cell office:value-type="float" office:value="83">
                <text:p>83</text:p>
                <draw:g>
                  <svg:desc>xncas1.F2:xncas1.F59</svg:desc>
                </draw:g>
              </table:table-cell>
              <table:table-cell office:value-type="float" office:value="231">
                <text:p>231</text:p>
                <draw:g>
                  <svg:desc>xncas1.G2:xncas1.G59</svg:desc>
                </draw:g>
              </table:table-cell>
              <table:table-cell office:value-type="float" office:value="3708">
                <text:p>3708</text:p>
                <draw:g>
                  <svg:desc>xncas1.I2:xncas1.I59</svg:desc>
                </draw:g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2148">
                <text:p>2148</text:p>
              </table:table-cell>
              <table:table-cell office:value-type="float" office:value="1585">
                <text:p>1585</text:p>
              </table:table-cell>
              <table:table-cell office:value-type="float" office:value="63">
                <text:p>63</text:p>
              </table:table-cell>
              <table:table-cell office:value-type="float" office:value="246">
                <text:p>246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2557">
                <text:p>2557</text:p>
              </table:table-cell>
              <table:table-cell office:value-type="float" office:value="1895">
                <text:p>1895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2197">
                <text:p>2197</text:p>
              </table:table-cell>
              <table:table-cell office:value-type="float" office:value="1722">
                <text:p>1722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2184">
                <text:p>2184</text:p>
              </table:table-cell>
              <table:table-cell office:value-type="float" office:value="1636">
                <text:p>1636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2612">
                <text:p>2612</text:p>
              </table:table-cell>
              <table:table-cell office:value-type="float" office:value="1921">
                <text:p>1921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809">
                <text:p>1809</text:p>
              </table:table-cell>
              <table:table-cell office:value-type="float" office:value="1379">
                <text:p>1379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2128">
                <text:p>2128</text:p>
              </table:table-cell>
              <table:table-cell office:value-type="float" office:value="1590">
                <text:p>1590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2497">
                <text:p>2497</text:p>
              </table:table-cell>
              <table:table-cell office:value-type="float" office:value="1688">
                <text:p>1688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2401">
                <text:p>2401</text:p>
              </table:table-cell>
              <table:table-cell office:value-type="float" office:value="1459">
                <text:p>1459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2483">
                <text:p>2483</text:p>
              </table:table-cell>
              <table:table-cell office:value-type="float" office:value="1420">
                <text:p>1420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2373">
                <text:p>2373</text:p>
              </table:table-cell>
              <table:table-cell office:value-type="float" office:value="1595">
                <text:p>1595</text:p>
              </table:table-cell>
              <table:table-cell office:value-type="float" office:value="29">
                <text:p>29</text:p>
              </table:table-cell>
              <table:table-cell office:value-type="float" office:value="122">
                <text:p>12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2462">
                <text:p>2462</text:p>
              </table:table-cell>
              <table:table-cell office:value-type="float" office:value="1454">
                <text:p>1454</text:p>
              </table:table-cell>
              <table:table-cell office:value-type="float" office:value="77">
                <text:p>77</text:p>
              </table:table-cell>
              <table:table-cell office:value-type="float" office:value="328">
                <text:p>328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2785">
                <text:p>2785</text:p>
              </table:table-cell>
              <table:table-cell office:value-type="float" office:value="1784">
                <text:p>1784</text:p>
              </table:table-cell>
              <table:table-cell office:value-type="float" office:value="108">
                <text:p>108</text:p>
              </table:table-cell>
              <table:table-cell office:value-type="float" office:value="308">
                <text:p>308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3502">
                <text:p>3502</text:p>
              </table:table-cell>
              <table:table-cell office:value-type="float" office:value="2123">
                <text:p>2123</text:p>
              </table:table-cell>
              <table:table-cell office:value-type="float" office:value="37">
                <text:p>37</text:p>
              </table:table-cell>
              <table:table-cell office:value-type="float" office:value="158">
                <text:p>158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2710">
                <text:p>2710</text:p>
              </table:table-cell>
              <table:table-cell office:value-type="float" office:value="1711">
                <text:p>1711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2714">
                <text:p>2714</text:p>
              </table:table-cell>
              <table:table-cell office:value-type="float" office:value="1748">
                <text:p>1748</text:p>
              </table:table-cell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2662">
                <text:p>2662</text:p>
              </table:table-cell>
              <table:table-cell office:value-type="float" office:value="1826">
                <text:p>1826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2702">
                <text:p>2702</text:p>
              </table:table-cell>
              <table:table-cell office:value-type="float" office:value="1513">
                <text:p>1513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2032">
                <text:p>2032</text:p>
              </table:table-cell>
              <table:table-cell office:value-type="float" office:value="1390">
                <text:p>1390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2519">
                <text:p>2519</text:p>
              </table:table-cell>
              <table:table-cell office:value-type="float" office:value="1677">
                <text:p>1677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2417">
                <text:p>2417</text:p>
              </table:table-cell>
              <table:table-cell office:value-type="float" office:value="1272">
                <text:p>1272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3100">
                <text:p>3100</text:p>
              </table:table-cell>
              <table:table-cell office:value-type="float" office:value="1162">
                <text:p>1162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3489">
                <text:p>3489</text:p>
              </table:table-cell>
              <table:table-cell office:value-type="float" office:value="1311">
                <text:p>1311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2623">
                <text:p>2623</text:p>
              </table:table-cell>
              <table:table-cell office:value-type="float" office:value="1239">
                <text:p>1239</text:p>
              </table:table-cell>
              <table:table-cell office:value-type="float" office:value="57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2045">
                <text:p>2045</text:p>
              </table:table-cell>
              <table:table-cell office:value-type="float" office:value="1691">
                <text:p>1691</text:p>
              </table:table-cell>
              <table:table-cell office:value-type="float" office:value="47">
                <text:p>47</text:p>
              </table:table-cell>
              <table:table-cell office:value-type="float" office:value="174">
                <text:p>17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2495">
                <text:p>2495</text:p>
              </table:table-cell>
              <table:table-cell office:value-type="float" office:value="1986">
                <text:p>1986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2231">
                <text:p>2231</text:p>
              </table:table-cell>
              <table:table-cell office:value-type="float" office:value="1813">
                <text:p>1813</text:p>
              </table:table-cell>
              <table:table-cell office:value-type="float" office:value="13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920">
                <text:p>1920</text:p>
              </table:table-cell>
              <table:table-cell office:value-type="float" office:value="1546">
                <text:p>1546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1632">
                <text:p>1632</text:p>
              </table:table-cell>
              <table:table-cell office:value-type="float" office:value="1230">
                <text:p>1230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1744">
                <text:p>1744</text:p>
              </table:table-cell>
              <table:table-cell office:value-type="float" office:value="988">
                <text:p>98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2068">
                <text:p>2068</text:p>
              </table:table-cell>
              <table:table-cell office:value-type="float" office:value="956">
                <text:p>956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2165">
                <text:p>2165</text:p>
              </table:table-cell>
              <table:table-cell office:value-type="float" office:value="976">
                <text:p>976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2204">
                <text:p>2204</text:p>
              </table:table-cell>
              <table:table-cell office:value-type="float" office:value="1081">
                <text:p>1081</text:p>
              </table:table-cell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2384">
                <text:p>2384</text:p>
              </table:table-cell>
              <table:table-cell office:value-type="float" office:value="1022">
                <text:p>1022</text:p>
              </table:table-cell>
              <table:table-cell office:value-type="float" office:value="34">
                <text:p>34</text:p>
              </table:table-cell>
              <table:table-cell office:value-type="float" office:value="98">
                <text:p>9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1767">
                <text:p>1767</text:p>
              </table:table-cell>
              <table:table-cell office:value-type="float" office:value="1141">
                <text:p>1141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2218">
                <text:p>2218</text:p>
              </table:table-cell>
              <table:table-cell office:value-type="float" office:value="858">
                <text:p>858</text:p>
              </table:table-cell>
              <table:table-cell office:value-type="float" office:value="47">
                <text:p>47</text:p>
              </table:table-cell>
              <table:table-cell office:value-type="float" office:value="215">
                <text:p>215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1810">
                <text:p>1810</text:p>
              </table:table-cell>
              <table:table-cell office:value-type="float" office:value="788">
                <text:p>788</text:p>
              </table:table-cell>
              <table:table-cell office:value-type="float" office:value="49">
                <text:p>49</text:p>
              </table:table-cell>
              <table:table-cell office:value-type="float" office:value="236">
                <text:p>236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2655">
                <text:p>2655</text:p>
              </table:table-cell>
              <table:table-cell office:value-type="float" office:value="1023">
                <text:p>1023</text:p>
              </table:table-cell>
              <table:table-cell office:value-type="float" office:value="65">
                <text:p>65</text:p>
              </table:table-cell>
              <table:table-cell office:value-type="float" office:value="196">
                <text:p>196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2961">
                <text:p>2961</text:p>
              </table:table-cell>
              <table:table-cell office:value-type="float" office:value="1021">
                <text:p>1021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1350">
                <text:p>1350</text:p>
              </table:table-cell>
              <table:table-cell office:value-type="float" office:value="885">
                <text:p>885</text:p>
              </table:table-cell>
              <table:table-cell office:value-type="float" office:value="14">
                <text:p>14</text:p>
              </table:table-cell>
              <table:table-cell office:value-type="float" office:value="107">
                <text:p>107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1076">
                <text:p>1076</text:p>
              </table:table-cell>
              <table:table-cell office:value-type="float" office:value="686">
                <text:p>686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1225">
                <text:p>1225</text:p>
              </table:table-cell>
              <table:table-cell office:value-type="float" office:value="1003">
                <text:p>1003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981">
                <text:p>981</text:p>
              </table:table-cell>
              <table:table-cell office:value-type="float" office:value="802">
                <text:p>802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941">
                <text:p>941</text:p>
              </table:table-cell>
              <table:table-cell office:value-type="float" office:value="640">
                <text:p>640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966">
                <text:p>966</text:p>
              </table:table-cell>
              <table:table-cell office:value-type="float" office:value="716">
                <text:p>716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1087">
                <text:p>1087</text:p>
              </table:table-cell>
              <table:table-cell office:value-type="float" office:value="879">
                <text:p>879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957">
                <text:p>957</text:p>
              </table:table-cell>
              <table:table-cell office:value-type="float" office:value="799">
                <text:p>799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1383">
                <text:p>1383</text:p>
              </table:table-cell>
              <table:table-cell office:value-type="float" office:value="1220">
                <text:p>1220</text:p>
              </table:table-cell>
              <table:table-cell office:value-type="float" office:value="64">
                <text:p>64</text:p>
              </table:table-cell>
              <table:table-cell office:value-type="float" office:value="188">
                <text:p>188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1695">
                <text:p>1695</text:p>
              </table:table-cell>
              <table:table-cell office:value-type="float" office:value="1495">
                <text:p>1495</text:p>
              </table:table-cell>
              <table:table-cell office:value-type="float" office:value="79">
                <text:p>79</text:p>
              </table:table-cell>
              <table:table-cell office:value-type="float" office:value="183">
                <text:p>183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1825">
                <text:p>1825</text:p>
              </table:table-cell>
              <table:table-cell office:value-type="float" office:value="1729">
                <text:p>1729</text:p>
              </table:table-cell>
              <table:table-cell office:value-type="float" office:value="75">
                <text:p>75</text:p>
              </table:table-cell>
              <table:table-cell office:value-type="float" office:value="153">
                <text:p>153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1249">
                <text:p>1249</text:p>
              </table:table-cell>
              <table:table-cell office:value-type="float" office:value="1184">
                <text:p>1184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1427">
                <text:p>1427</text:p>
              </table:table-cell>
              <table:table-cell office:value-type="float" office:value="1375">
                <text:p>1375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1125">
                <text:p>1125</text:p>
              </table:table-cell>
              <table:table-cell office:value-type="float" office:value="1075">
                <text:p>1075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1163">
                <text:p>1163</text:p>
              </table:table-cell>
              <table:table-cell office:value-type="float" office:value="1112">
                <text:p>1112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914">
                <text:p>914</text:p>
              </table:table-cell>
              <table:table-cell office:value-type="float" office:value="854">
                <text:p>854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1">
                <text:p>61</text:p>
              </table:table-cell>
              <table:table-cell office:value-type="float" office:value="707">
                <text:p>7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cm" svg:height="13.016cm" xlink:href=".." xlink:type="simple" chart:class="chart:scatter" chart:column-mapping="0 1 2 3" chart:style-name="ch1">
        <chart:legend chart:legend-position="end" svg:x="21.029cm" svg:y="5.462cm" style:legend-expansion="high" chart:style-name="ch2"/>
        <chart:plot-area chart:style-name="ch3" table:cell-range-address="xncas1.A1:xncas1.A59 xncas1.L1:xncas1.O59" chart:data-source-has-labels="both" svg:x="0.462cm" svg:y="0.26cm" svg:width="20.105cm" svg:height="12.496cm">
          <chartooo:coordinate-region svg:x="1.269cm" svg:y="0.46cm" svg:width="18.926cm" svg:height="11.649cm"/>
          <chart:axis chart:dimension="x" chart:name="primary-x" chart:style-name="ch4" chartooo:axis-type="auto">
            <chart:categories table:cell-range-address="xncas1.A2:xncas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xncas1.L2:xncas1.L59" chart:label-cell-address="xncas1.L1:xncas1.L1" chart:class="chart:scatter">
            <chart:domain table:cell-range-address="xncas1.A1:xncas1.A59"/>
            <chart:data-point chart:repeated="59"/>
          </chart:series>
          <chart:series chart:style-name="ch8" chart:values-cell-range-address="xncas1.M2:xncas1.M59" chart:label-cell-address="xncas1.M1:xncas1.M1" chart:class="chart:scatter">
            <chart:data-point chart:repeated="59"/>
          </chart:series>
          <chart:series chart:style-name="ch9" chart:values-cell-range-address="xncas1.N2:xncas1.N59" chart:label-cell-address="xncas1.N1:xncas1.N1" chart:class="chart:scatter">
            <chart:data-point chart:repeated="59"/>
          </chart:series>
          <chart:series chart:style-name="ch10" chart:values-cell-range-address="xncas1.O2:xncas1.O59" chart:label-cell-address="xncas1.O1:xncas1.O1" chart:class="chart:scatter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max</text:p>
                <draw:g>
                  <svg:desc>xncas1.L1:xncas1.L1</svg:desc>
                </draw:g>
              </table:table-cell>
              <table:table-cell office:value-type="string">
                <text:p>tmin</text:p>
                <draw:g>
                  <svg:desc>xncas1.M1:xncas1.M1</svg:desc>
                </draw:g>
              </table:table-cell>
              <table:table-cell office:value-type="string">
                <text:p>af</text:p>
                <draw:g>
                  <svg:desc>xncas1.N1:xncas1.N1</svg:desc>
                </draw:g>
              </table:table-cell>
              <table:table-cell office:value-type="string">
                <text:p>rain</text:p>
                <draw:g>
                  <svg:desc>xncas1.O1:xncas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-01</text:p>
                <draw:g>
                  <svg:desc>xncas1.A2:xncas1.A59</svg:desc>
                </draw:g>
              </table:table-cell>
              <table:table-cell office:value-type="float" office:value="1">
                <text:p>1</text:p>
                <draw:g>
                  <svg:desc>xncas1.A1:xncas1.A59</svg:desc>
                </draw:g>
              </table:table-cell>
              <table:table-cell office:value-type="float" office:value="5.8">
                <text:p>5.8</text:p>
                <draw:g>
                  <svg:desc>xncas1.L2:xncas1.L59</svg:desc>
                </draw:g>
              </table:table-cell>
              <table:table-cell office:value-type="float" office:value="0.5">
                <text:p>0.5</text:p>
                <draw:g>
                  <svg:desc>xncas1.M2:xncas1.M59</svg:desc>
                </draw:g>
              </table:table-cell>
              <table:table-cell office:value-type="float" office:value="16">
                <text:p>16</text:p>
                <draw:g>
                  <svg:desc>xncas1.N2:xncas1.N59</svg:desc>
                </draw:g>
              </table:table-cell>
              <table:table-cell office:value-type="float" office:value="39.8">
                <text:p>39.8</text:p>
                <draw:g>
                  <svg:desc>xncas1.O2:xncas1.O59</svg:desc>
                </draw:g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9">
                <text:p>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3">
                <text:p>3</text:p>
              </table:table-cell>
              <table:table-cell office:value-type="float" office:value="6.2">
                <text:p>6.2</text:p>
              </table:table-cell>
              <table:table-cell office:value-type="float" office:value="0.1">
                <text:p>0.1</text:p>
              </table:table-cell>
              <table:table-cell office:value-type="float" office:value="16">
                <text:p>16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4">
                <text:p>4</text:p>
              </table:table-cell>
              <table:table-cell office:value-type="float" office:value="13.2">
                <text:p>13.2</text:p>
              </table:table-cell>
              <table:table-cell office:value-type="float" office:value="3.4">
                <text:p>3.4</text:p>
              </table:table-cell>
              <table:table-cell office:value-type="float" office:value="11">
                <text:p>1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5">
                <text:p>5</text:p>
              </table:table-cell>
              <table:table-cell office:value-type="float" office:value="15.9">
                <text:p>15.9</text:p>
              </table:table-cell>
              <table:table-cell office:value-type="float" office:value="6.1">
                <text:p>6.1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6">
                <text:p>6</text:p>
              </table:table-cell>
              <table:table-cell office:value-type="float" office:value="19.2">
                <text:p>19.2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7">
                <text:p>7</text:p>
              </table:table-cell>
              <table:table-cell office:value-type="float" office:value="25.1">
                <text:p>25.1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8">
                <text:p>8</text:p>
              </table:table-cell>
              <table:table-cell office:value-type="float" office:value="23.5">
                <text:p>23.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10">
                <text:p>10</text:p>
              </table:table-cell>
              <table:table-cell office:value-type="float" office:value="16.2">
                <text:p>16.2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1">
                <text:p>11</text:p>
              </table:table-cell>
              <table:table-cell office:value-type="float" office:value="9.6">
                <text:p>9.6</text:p>
              </table:table-cell>
              <table:table-cell office:value-type="float" office:value="3.7">
                <text:p>3.7</text:p>
              </table:table-cell>
              <table:table-cell office:value-type="float" office:value="2">
                <text:p>2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2">
                <text:p>12</text:p>
              </table:table-cell>
              <table:table-cell office:value-type="float" office:value="9.7">
                <text:p>9.7</text:p>
              </table:table-cell>
              <table:table-cell office:value-type="float" office:value="3.1">
                <text:p>3.1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3">
                <text:p>13</text:p>
              </table:table-cell>
              <table:table-cell office:value-type="float" office:value="9.2">
                <text:p>9.2</text:p>
              </table:table-cell>
              <table:table-cell office:value-type="float" office:value="3.1">
                <text:p>3.1</text:p>
              </table:table-cell>
              <table:table-cell office:value-type="float" office:value="4">
                <text:p>4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4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15">
                <text:p>15</text:p>
              </table:table-cell>
              <table:table-cell office:value-type="float" office:value="13.4">
                <text:p>13.4</text:p>
              </table:table-cell>
              <table:table-cell office:value-type="float" office:value="3.4">
                <text:p>3.4</text:p>
              </table:table-cell>
              <table:table-cell office:value-type="float" office:value="4">
                <text:p>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16">
                <text:p>16</text:p>
              </table:table-cell>
              <table:table-cell office:value-type="float" office:value="15.9">
                <text:p>15.9</text:p>
              </table:table-cell>
              <table:table-cell office:value-type="float" office:value="6.3">
                <text:p>6.3</text:p>
              </table:table-cell>
              <table:table-cell office:value-type="float" office:value="2">
                <text:p>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17">
                <text:p>17</text:p>
              </table:table-cell>
              <table:table-cell office:value-type="float" office:value="17.7">
                <text:p>17.7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8">
                <text:p>18</text:p>
              </table:table-cell>
              <table:table-cell office:value-type="float" office:value="20.8">
                <text:p>20.8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9">
                <text:p>19</text:p>
              </table:table-cell>
              <table:table-cell office:value-type="float" office:value="24.4">
                <text:p>24.4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21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23">
                <text:p>23</text:p>
              </table:table-cell>
              <table:table-cell office:value-type="float" office:value="11.9">
                <text:p>11.9</text:p>
              </table:table-cell>
              <table:table-cell office:value-type="float" office:value="5.8">
                <text:p>5.8</text:p>
              </table:table-cell>
              <table:table-cell office:value-type="float" office:value="3">
                <text:p>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24">
                <text:p>24</text:p>
              </table:table-cell>
              <table:table-cell office:value-type="float" office:value="8.5">
                <text:p>8.5</text:p>
              </table:table-cell>
              <table:table-cell office:value-type="float" office:value="2.8">
                <text:p>2.8</text:p>
              </table:table-cell>
              <table:table-cell office:value-type="float" office:value="8">
                <text:p>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.3">
                <text:p>1.3</text:p>
              </table:table-cell>
              <table:table-cell office:value-type="float" office:value="12">
                <text:p>12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26">
                <text:p>26</text:p>
              </table:table-cell>
              <table:table-cell office:value-type="float" office:value="7.4">
                <text:p>7.4</text:p>
              </table:table-cell>
              <table:table-cell office:value-type="float" office:value="1.2">
                <text:p>1.2</text:p>
              </table:table-cell>
              <table:table-cell office:value-type="float" office:value="10">
                <text:p>1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27">
                <text:p>27</text:p>
              </table:table-cell>
              <table:table-cell office:value-type="float" office:value="11.1">
                <text:p>11.1</text:p>
              </table:table-cell>
              <table:table-cell office:value-type="float" office:value="3.1">
                <text:p>3.1</text:p>
              </table:table-cell>
              <table:table-cell office:value-type="float" office:value="4">
                <text:p>4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29">
                <text:p>29</text:p>
              </table:table-cell>
              <table:table-cell office:value-type="float" office:value="16.5">
                <text:p>16.5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30">
                <text:p>30</text:p>
              </table:table-cell>
              <table:table-cell office:value-type="float" office:value="20.3">
                <text:p>20.3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31">
                <text:p>31</text:p>
              </table:table-cell>
              <table:table-cell office:value-type="float" office:value="22.5">
                <text:p>22.5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32">
                <text:p>32</text:p>
              </table:table-cell>
              <table:table-cell office:value-type="float" office:value="22.2">
                <text:p>22.2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33">
                <text:p>33</text:p>
              </table:table-cell>
              <table:table-cell office:value-type="float" office:value="18.1">
                <text:p>18.1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34">
                <text:p>34</text:p>
              </table:table-cell>
              <table:table-cell office:value-type="float" office:value="15.1">
                <text:p>15.1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35">
                <text:p>35</text:p>
              </table:table-cell>
              <table:table-cell office:value-type="float" office:value="13.3">
                <text:p>13.3</text:p>
              </table:table-cell>
              <table:table-cell office:value-type="float" office:value="6.7">
                <text:p>6.7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36">
                <text:p>36</text:p>
              </table:table-cell>
              <table:table-cell office:value-type="float" office:value="13.2">
                <text:p>13.2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37">
                <text:p>37</text:p>
              </table:table-cell>
              <table:table-cell office:value-type="float" office:value="8.7">
                <text:p>8.7</text:p>
              </table:table-cell>
              <table:table-cell office:value-type="float" office:value="2.6">
                <text:p>2.6</text:p>
              </table:table-cell>
              <table:table-cell office:value-type="float" office:value="4">
                <text:p>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38">
                <text:p>38</text:p>
              </table:table-cell>
              <table:table-cell office:value-type="float" office:value="8.8">
                <text:p>8.8</text:p>
              </table:table-cell>
              <table:table-cell office:value-type="float" office:value="1.9">
                <text:p>1.9</text:p>
              </table:table-cell>
              <table:table-cell office:value-type="float" office:value="11">
                <text:p>1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8">
                <text:p>8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40">
                <text:p>40</text:p>
              </table:table-cell>
              <table:table-cell office:value-type="float" office:value="12.4">
                <text:p>12.4</text:p>
              </table:table-cell>
              <table:table-cell office:value-type="float" office:value="3.6">
                <text:p>3.6</text:p>
              </table:table-cell>
              <table:table-cell office:value-type="float" office:value="3">
                <text:p>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41">
                <text:p>41</text:p>
              </table:table-cell>
              <table:table-cell office:value-type="float" office:value="17.7">
                <text:p>17.7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42">
                <text:p>42</text:p>
              </table:table-cell>
              <table:table-cell office:value-type="float" office:value="19.7">
                <text:p>19.7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43">
                <text:p>43</text:p>
              </table:table-cell>
              <table:table-cell office:value-type="float" office:value="23.2">
                <text:p>23.2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44">
                <text:p>44</text:p>
              </table:table-cell>
              <table:table-cell office:value-type="float" office:value="23.9">
                <text:p>23.9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45">
                <text:p>45</text:p>
              </table:table-cell>
              <table:table-cell office:value-type="float" office:value="21.8">
                <text:p>21.8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47">
                <text:p>47</text:p>
              </table:table-cell>
              <table:table-cell office:value-type="float" office:value="9.6">
                <text:p>9.6</text:p>
              </table:table-cell>
              <table:table-cell office:value-type="float" office:value="2.4">
                <text:p>2.4</text:p>
              </table:table-cell>
              <table:table-cell office:value-type="float" office:value="6">
                <text:p>6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48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49">
                <text:p>49</text:p>
              </table:table-cell>
              <table:table-cell office:value-type="float" office:value="6.7">
                <text:p>6.7</text:p>
              </table:table-cell>
              <table:table-cell office:value-type="float" office:value="0.5">
                <text:p>0.5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50">
                <text:p>50</text:p>
              </table:table-cell>
              <table:table-cell office:value-type="float" office:value="9.3">
                <text:p>9.3</text:p>
              </table:table-cell>
              <table:table-cell office:value-type="float" office:value="3.8">
                <text:p>3.8</text:p>
              </table:table-cell>
              <table:table-cell office:value-type="float" office:value="1">
                <text:p>1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51">
                <text:p>51</text:p>
              </table:table-cell>
              <table:table-cell office:value-type="float" office:value="13.4">
                <text:p>13.4</text:p>
              </table:table-cell>
              <table:table-cell office:value-type="float" office:value="5.2">
                <text:p>5.2</text:p>
              </table:table-cell>
              <table:table-cell office:value-type="float" office:value="1">
                <text:p>1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52">
                <text:p>52</text:p>
              </table:table-cell>
              <table:table-cell office:value-type="float" office:value="14.5">
                <text:p>14.5</text:p>
              </table:table-cell>
              <table:table-cell office:value-type="float" office:value="4.8">
                <text:p>4.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53">
                <text:p>53</text:p>
              </table:table-cell>
              <table:table-cell office:value-type="float" office:value="18.6">
                <text:p>18.6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54">
                <text:p>54</text:p>
              </table:table-cell>
              <table:table-cell office:value-type="float" office:value="21.9">
                <text:p>21.9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55">
                <text:p>55</text:p>
              </table:table-cell>
              <table:table-cell office:value-type="float" office:value="22.1">
                <text:p>22.1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56">
                <text:p>56</text:p>
              </table:table-cell>
              <table:table-cell office:value-type="float" office:value="21.5">
                <text:p>21.5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57">
                <text:p>57</text:p>
              </table:table-cell>
              <table:table-cell office:value-type="float" office:value="18.3">
                <text:p>18.3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58">
                <text:p>58</text:p>
              </table:table-cell>
              <table:table-cell office:value-type="float" office:value="16.3">
                <text:p>16.3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